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5 年 7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14750" table:style-name="ce27">
            <text:p>23,514,750</text:p>
          </table:table-cell>
          <table:table-cell office:value-type="float" office:value="11713460" table:style-name="ce27">
            <text:p>11,713,460</text:p>
          </table:table-cell>
          <table:table-cell office:value-type="float" office:value="11801290" table:style-name="ce27">
            <text:p>11,801,290</text:p>
          </table:table-cell>
          <table:table-cell office:value-type="float" office:value="1059925" table:style-name="ce27">
            <text:p>1,059,925</text:p>
          </table:table-cell>
          <table:table-cell office:value-type="float" office:value="549110" table:style-name="ce27">
            <text:p>549,110</text:p>
          </table:table-cell>
          <table:table-cell office:value-type="float" office:value="510815" table:style-name="ce27">
            <text:p>510,815</text:p>
          </table:table-cell>
          <table:table-cell office:value-type="float" office:value="4.51" table:style-name="ce28">
            <text:p>4.51</text:p>
          </table:table-cell>
          <table:table-cell office:value-type="float" office:value="1427901" table:style-name="ce27">
            <text:p>1,427,901</text:p>
          </table:table-cell>
          <table:table-cell office:value-type="float" office:value="740590" table:style-name="ce27">
            <text:p>740,590</text:p>
          </table:table-cell>
          <table:table-cell office:value-type="float" office:value="687311" table:style-name="ce27">
            <text:p>687,311</text:p>
          </table:table-cell>
          <table:table-cell office:value-type="float" office:value="6.07" table:style-name="ce28">
            <text:p>6.07</text:p>
          </table:table-cell>
          <table:table-cell office:value-type="float" office:value="2454769" table:style-name="ce27">
            <text:p>2,454,769</text:p>
          </table:table-cell>
          <table:table-cell office:value-type="float" office:value="1276714" table:style-name="ce27">
            <text:p>1,276,714</text:p>
          </table:table-cell>
          <table:table-cell office:value-type="float" office:value="1178055" table:style-name="ce27">
            <text:p>1,178,055</text:p>
          </table:table-cell>
          <table:table-cell office:value-type="float" office:value="10.44" table:style-name="ce28">
            <text:p>10.44</text:p>
          </table:table-cell>
          <table:table-cell office:value-type="float" office:value="2674566" table:style-name="ce27">
            <text:p>2,674,566</text:p>
          </table:table-cell>
          <table:table-cell office:value-type="float" office:value="1392344" table:style-name="ce27">
            <text:p>1,392,344</text:p>
          </table:table-cell>
          <table:table-cell office:value-type="float" office:value="1282222" table:style-name="ce27">
            <text:p>1,282,222</text:p>
          </table:table-cell>
          <table:table-cell office:value-type="float" office:value="11.37" table:style-name="ce28">
            <text:p>11.37</text:p>
          </table:table-cell>
          <table:table-cell office:value-type="float" office:value="1553626" table:style-name="ce27">
            <text:p>1,553,626</text:p>
          </table:table-cell>
          <table:table-cell office:value-type="float" office:value="811400" table:style-name="ce27">
            <text:p>811,400</text:p>
          </table:table-cell>
          <table:table-cell office:value-type="float" office:value="742226" table:style-name="ce27">
            <text:p>742,226</text:p>
          </table:table-cell>
          <table:table-cell office:value-type="float" office:value="6.61" table:style-name="ce28">
            <text:p>6.61</text:p>
          </table:table-cell>
          <table:table-cell office:value-type="float" office:value="18886599" table:style-name="ce27">
            <text:p>18,886,599</text:p>
          </table:table-cell>
          <table:table-cell office:value-type="float" office:value="9302972" table:style-name="ce27">
            <text:p>9,302,972</text:p>
          </table:table-cell>
          <table:table-cell office:value-type="float" office:value="9583627" table:style-name="ce27">
            <text:p>9,583,627</text:p>
          </table:table-cell>
          <table:table-cell office:value-type="float" office:value="80.319999999999993" table:style-name="ce28">
            <text:p>80.32</text:p>
          </table:table-cell>
          <table:table-cell office:value-type="float" office:value="3026690" table:style-name="ce27">
            <text:p>3,026,690</text:p>
          </table:table-cell>
          <table:table-cell office:value-type="float" office:value="1397915" table:style-name="ce27">
            <text:p>1,397,915</text:p>
          </table:table-cell>
          <table:table-cell office:value-type="float" office:value="1628775" table:style-name="ce27">
            <text:p>1,628,775</text:p>
          </table:table-cell>
          <table:table-cell office:value-type="float" office:value="12.87" table:style-name="ce26">
            <text:p>12.87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3655" table:style-name="ce23">
            <text:p>3,973,655</text:p>
          </table:table-cell>
          <table:table-cell office:value-type="float" office:value="1950996" table:style-name="ce23">
            <text:p>1,950,996</text:p>
          </table:table-cell>
          <table:table-cell office:value-type="float" office:value="2022659" table:style-name="ce23">
            <text:p>2,022,659</text:p>
          </table:table-cell>
          <table:table-cell office:value-type="float" office:value="170676" table:style-name="ce23">
            <text:p>170,676</text:p>
          </table:table-cell>
          <table:table-cell office:value-type="float" office:value="88246" table:style-name="ce23">
            <text:p>88,246</text:p>
          </table:table-cell>
          <table:table-cell office:value-type="float" office:value="82430" table:style-name="ce23">
            <text:p>82,430</text:p>
          </table:table-cell>
          <table:table-cell office:value-type="float" office:value="4.3" table:style-name="ce24">
            <text:p>4.30</text:p>
          </table:table-cell>
          <table:table-cell office:value-type="float" office:value="231681" table:style-name="ce23">
            <text:p>231,681</text:p>
          </table:table-cell>
          <table:table-cell office:value-type="float" office:value="120084" table:style-name="ce23">
            <text:p>120,084</text:p>
          </table:table-cell>
          <table:table-cell office:value-type="float" office:value="111597" table:style-name="ce23">
            <text:p>111,597</text:p>
          </table:table-cell>
          <table:table-cell office:value-type="float" office:value="5.83" table:style-name="ce24">
            <text:p>5.83</text:p>
          </table:table-cell>
          <table:table-cell office:value-type="float" office:value="399583" table:style-name="ce23">
            <text:p>399,583</text:p>
          </table:table-cell>
          <table:table-cell office:value-type="float" office:value="207684" table:style-name="ce23">
            <text:p>207,684</text:p>
          </table:table-cell>
          <table:table-cell office:value-type="float" office:value="191899" table:style-name="ce23">
            <text:p>191,899</text:p>
          </table:table-cell>
          <table:table-cell office:value-type="float" office:value="10.06" table:style-name="ce24">
            <text:p>10.06</text:p>
          </table:table-cell>
          <table:table-cell office:value-type="float" office:value="433954" table:style-name="ce23">
            <text:p>433,954</text:p>
          </table:table-cell>
          <table:table-cell office:value-type="float" office:value="225812" table:style-name="ce23">
            <text:p>225,812</text:p>
          </table:table-cell>
          <table:table-cell office:value-type="float" office:value="208142" table:style-name="ce23">
            <text:p>208,142</text:p>
          </table:table-cell>
          <table:table-cell office:value-type="float" office:value="10.92" table:style-name="ce24">
            <text:p>10.92</text:p>
          </table:table-cell>
          <table:table-cell office:value-type="float" office:value="249801" table:style-name="ce23">
            <text:p>249,801</text:p>
          </table:table-cell>
          <table:table-cell office:value-type="float" office:value="130135" table:style-name="ce23">
            <text:p>130,135</text:p>
          </table:table-cell>
          <table:table-cell office:value-type="float" office:value="119666" table:style-name="ce23">
            <text:p>119,666</text:p>
          </table:table-cell>
          <table:table-cell office:value-type="float" office:value="6.29" table:style-name="ce24">
            <text:p>6.29</text:p>
          </table:table-cell>
          <table:table-cell office:value-type="float" office:value="3222506" table:style-name="ce23">
            <text:p>3,222,506</text:p>
          </table:table-cell>
          <table:table-cell office:value-type="float" office:value="1560177" table:style-name="ce23">
            <text:p>1,560,177</text:p>
          </table:table-cell>
          <table:table-cell office:value-type="float" office:value="1662329" table:style-name="ce23">
            <text:p>1,662,329</text:p>
          </table:table-cell>
          <table:table-cell office:value-type="float" office:value="81.099999999999994" table:style-name="ce24">
            <text:p>81.10</text:p>
          </table:table-cell>
          <table:table-cell office:value-type="float" office:value="448495" table:style-name="ce23">
            <text:p>448,495</text:p>
          </table:table-cell>
          <table:table-cell office:value-type="float" office:value="207170" table:style-name="ce23">
            <text:p>207,170</text:p>
          </table:table-cell>
          <table:table-cell office:value-type="float" office:value="241325" table:style-name="ce23">
            <text:p>241,325</text:p>
          </table:table-cell>
          <table:table-cell office:value-type="float" office:value="11.29" table:style-name="ce22">
            <text:p>11.29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701645" table:style-name="ce23">
            <text:p>2,701,645</text:p>
          </table:table-cell>
          <table:table-cell office:value-type="float" office:value="1292896" table:style-name="ce23">
            <text:p>1,292,896</text:p>
          </table:table-cell>
          <table:table-cell office:value-type="float" office:value="1408749" table:style-name="ce23">
            <text:p>1,408,749</text:p>
          </table:table-cell>
          <table:table-cell office:value-type="float" office:value="149709" table:style-name="ce23">
            <text:p>149,709</text:p>
          </table:table-cell>
          <table:table-cell office:value-type="float" office:value="77147" table:style-name="ce23">
            <text:p>77,147</text:p>
          </table:table-cell>
          <table:table-cell office:value-type="float" office:value="72562" table:style-name="ce23">
            <text:p>72,562</text:p>
          </table:table-cell>
          <table:table-cell office:value-type="float" office:value="5.54" table:style-name="ce24">
            <text:p>5.54</text:p>
          </table:table-cell>
          <table:table-cell office:value-type="float" office:value="194159" table:style-name="ce23">
            <text:p>194,159</text:p>
          </table:table-cell>
          <table:table-cell office:value-type="float" office:value="100130" table:style-name="ce23">
            <text:p>100,130</text:p>
          </table:table-cell>
          <table:table-cell office:value-type="float" office:value="94029" table:style-name="ce23">
            <text:p>94,029</text:p>
          </table:table-cell>
          <table:table-cell office:value-type="float" office:value="7.19" table:style-name="ce24">
            <text:p>7.19</text:p>
          </table:table-cell>
          <table:table-cell office:value-type="float" office:value="303572" table:style-name="ce23">
            <text:p>303,572</text:p>
          </table:table-cell>
          <table:table-cell office:value-type="float" office:value="157359" table:style-name="ce23">
            <text:p>157,359</text:p>
          </table:table-cell>
          <table:table-cell office:value-type="float" office:value="146213" table:style-name="ce23">
            <text:p>146,213</text:p>
          </table:table-cell>
          <table:table-cell office:value-type="float" office:value="11.24" table:style-name="ce24">
            <text:p>11.24</text:p>
          </table:table-cell>
          <table:table-cell office:value-type="float" office:value="326744" table:style-name="ce23">
            <text:p>326,744</text:p>
          </table:table-cell>
          <table:table-cell office:value-type="float" office:value="169502" table:style-name="ce23">
            <text:p>169,502</text:p>
          </table:table-cell>
          <table:table-cell office:value-type="float" office:value="157242" table:style-name="ce23">
            <text:p>157,242</text:p>
          </table:table-cell>
          <table:table-cell office:value-type="float" office:value="12.09" table:style-name="ce24">
            <text:p>12.09</text:p>
          </table:table-cell>
          <table:table-cell office:value-type="float" office:value="156350" table:style-name="ce23">
            <text:p>156,350</text:p>
          </table:table-cell>
          <table:table-cell office:value-type="float" office:value="81525" table:style-name="ce23">
            <text:p>81,525</text:p>
          </table:table-cell>
          <table:table-cell office:value-type="float" office:value="74825" table:style-name="ce23">
            <text:p>74,825</text:p>
          </table:table-cell>
          <table:table-cell office:value-type="float" office:value="5.79" table:style-name="ce24">
            <text:p>5.79</text:p>
          </table:table-cell>
          <table:table-cell office:value-type="float" office:value="2182605" table:style-name="ce23">
            <text:p>2,182,605</text:p>
          </table:table-cell>
          <table:table-cell office:value-type="float" office:value="1023522" table:style-name="ce23">
            <text:p>1,023,522</text:p>
          </table:table-cell>
          <table:table-cell office:value-type="float" office:value="1159083" table:style-name="ce23">
            <text:p>1,159,083</text:p>
          </table:table-cell>
          <table:table-cell office:value-type="float" office:value="80.790000000000006" table:style-name="ce24">
            <text:p>80.79</text:p>
          </table:table-cell>
          <table:table-cell office:value-type="float" office:value="410342" table:style-name="ce23">
            <text:p>410,342</text:p>
          </table:table-cell>
          <table:table-cell office:value-type="float" office:value="185340" table:style-name="ce23">
            <text:p>185,340</text:p>
          </table:table-cell>
          <table:table-cell office:value-type="float" office:value="225002" table:style-name="ce23">
            <text:p>225,002</text:p>
          </table:table-cell>
          <table:table-cell office:value-type="float" office:value="15.19" table:style-name="ce22">
            <text:p>15.1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28594" table:style-name="ce23">
            <text:p>2,128,594</text:p>
          </table:table-cell>
          <table:table-cell office:value-type="float" office:value="1063029" table:style-name="ce23">
            <text:p>1,063,029</text:p>
          </table:table-cell>
          <table:table-cell office:value-type="float" office:value="1065565" table:style-name="ce23">
            <text:p>1,065,565</text:p>
          </table:table-cell>
          <table:table-cell office:value-type="float" office:value="108432" table:style-name="ce23">
            <text:p>108,432</text:p>
          </table:table-cell>
          <table:table-cell office:value-type="float" office:value="56246" table:style-name="ce23">
            <text:p>56,246</text:p>
          </table:table-cell>
          <table:table-cell office:value-type="float" office:value="52186" table:style-name="ce23">
            <text:p>52,186</text:p>
          </table:table-cell>
          <table:table-cell office:value-type="float" office:value="5.09" table:style-name="ce24">
            <text:p>5.09</text:p>
          </table:table-cell>
          <table:table-cell office:value-type="float" office:value="146692" table:style-name="ce23">
            <text:p>146,692</text:p>
          </table:table-cell>
          <table:table-cell office:value-type="float" office:value="76122" table:style-name="ce23">
            <text:p>76,122</text:p>
          </table:table-cell>
          <table:table-cell office:value-type="float" office:value="70570" table:style-name="ce23">
            <text:p>70,570</text:p>
          </table:table-cell>
          <table:table-cell office:value-type="float" office:value="6.89" table:style-name="ce24">
            <text:p>6.89</text:p>
          </table:table-cell>
          <table:table-cell office:value-type="float" office:value="255022" table:style-name="ce23">
            <text:p>255,022</text:p>
          </table:table-cell>
          <table:table-cell office:value-type="float" office:value="132877" table:style-name="ce23">
            <text:p>132,877</text:p>
          </table:table-cell>
          <table:table-cell office:value-type="float" office:value="122145" table:style-name="ce23">
            <text:p>122,145</text:p>
          </table:table-cell>
          <table:table-cell office:value-type="float" office:value="11.98" table:style-name="ce24">
            <text:p>11.98</text:p>
          </table:table-cell>
          <table:table-cell office:value-type="float" office:value="277850" table:style-name="ce23">
            <text:p>277,850</text:p>
          </table:table-cell>
          <table:table-cell office:value-type="float" office:value="144947" table:style-name="ce23">
            <text:p>144,947</text:p>
          </table:table-cell>
          <table:table-cell office:value-type="float" office:value="132903" table:style-name="ce23">
            <text:p>132,903</text:p>
          </table:table-cell>
          <table:table-cell office:value-type="float" office:value="13.05" table:style-name="ce24">
            <text:p>13.05</text:p>
          </table:table-cell>
          <table:table-cell office:value-type="float" office:value="159546" table:style-name="ce23">
            <text:p>159,546</text:p>
          </table:table-cell>
          <table:table-cell office:value-type="float" office:value="83423" table:style-name="ce23">
            <text:p>83,423</text:p>
          </table:table-cell>
          <table:table-cell office:value-type="float" office:value="76123" table:style-name="ce23">
            <text:p>76,123</text:p>
          </table:table-cell>
          <table:table-cell office:value-type="float" office:value="7.5" table:style-name="ce24">
            <text:p>7.50</text:p>
          </table:table-cell>
          <table:table-cell office:value-type="float" office:value="1653100" table:style-name="ce23">
            <text:p>1,653,100</text:p>
          </table:table-cell>
          <table:table-cell office:value-type="float" office:value="815051" table:style-name="ce23">
            <text:p>815,051</text:p>
          </table:table-cell>
          <table:table-cell office:value-type="float" office:value="838049" table:style-name="ce23">
            <text:p>838,049</text:p>
          </table:table-cell>
          <table:table-cell office:value-type="float" office:value="77.66" table:style-name="ce24">
            <text:p>77.66</text:p>
          </table:table-cell>
          <table:table-cell office:value-type="float" office:value="211927" table:style-name="ce23">
            <text:p>211,927</text:p>
          </table:table-cell>
          <table:table-cell office:value-type="float" office:value="100216" table:style-name="ce23">
            <text:p>100,216</text:p>
          </table:table-cell>
          <table:table-cell office:value-type="float" office:value="111711" table:style-name="ce23">
            <text:p>111,711</text:p>
          </table:table-cell>
          <table:table-cell office:value-type="float" office:value="9.9600000000000009" table:style-name="ce22">
            <text:p>9.96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56256" table:style-name="ce23">
            <text:p>2,756,256</text:p>
          </table:table-cell>
          <table:table-cell office:value-type="float" office:value="1361675" table:style-name="ce23">
            <text:p>1,361,675</text:p>
          </table:table-cell>
          <table:table-cell office:value-type="float" office:value="1394581" table:style-name="ce23">
            <text:p>1,394,581</text:p>
          </table:table-cell>
          <table:table-cell office:value-type="float" office:value="138429" table:style-name="ce23">
            <text:p>138,429</text:p>
          </table:table-cell>
          <table:table-cell office:value-type="float" office:value="71714" table:style-name="ce23">
            <text:p>71,714</text:p>
          </table:table-cell>
          <table:table-cell office:value-type="float" office:value="66715" table:style-name="ce23">
            <text:p>66,715</text:p>
          </table:table-cell>
          <table:table-cell office:value-type="float" office:value="5.0199999999999996" table:style-name="ce24">
            <text:p>5.02</text:p>
          </table:table-cell>
          <table:table-cell office:value-type="float" office:value="186922" table:style-name="ce23">
            <text:p>186,922</text:p>
          </table:table-cell>
          <table:table-cell office:value-type="float" office:value="97016" table:style-name="ce23">
            <text:p>97,016</text:p>
          </table:table-cell>
          <table:table-cell office:value-type="float" office:value="89906" table:style-name="ce23">
            <text:p>89,906</text:p>
          </table:table-cell>
          <table:table-cell office:value-type="float" office:value="6.78" table:style-name="ce24">
            <text:p>6.78</text:p>
          </table:table-cell>
          <table:table-cell office:value-type="float" office:value="319342" table:style-name="ce23">
            <text:p>319,342</text:p>
          </table:table-cell>
          <table:table-cell office:value-type="float" office:value="165829" table:style-name="ce23">
            <text:p>165,829</text:p>
          </table:table-cell>
          <table:table-cell office:value-type="float" office:value="153513" table:style-name="ce23">
            <text:p>153,513</text:p>
          </table:table-cell>
          <table:table-cell office:value-type="float" office:value="11.59" table:style-name="ce24">
            <text:p>11.59</text:p>
          </table:table-cell>
          <table:table-cell office:value-type="float" office:value="347478" table:style-name="ce23">
            <text:p>347,478</text:p>
          </table:table-cell>
          <table:table-cell office:value-type="float" office:value="180433" table:style-name="ce23">
            <text:p>180,433</text:p>
          </table:table-cell>
          <table:table-cell office:value-type="float" office:value="167045" table:style-name="ce23">
            <text:p>167,045</text:p>
          </table:table-cell>
          <table:table-cell office:value-type="float" office:value="12.61" table:style-name="ce24">
            <text:p>12.61</text:p>
          </table:table-cell>
          <table:table-cell office:value-type="float" office:value="199494" table:style-name="ce23">
            <text:p>199,494</text:p>
          </table:table-cell>
          <table:table-cell office:value-type="float" office:value="103626" table:style-name="ce23">
            <text:p>103,626</text:p>
          </table:table-cell>
          <table:table-cell office:value-type="float" office:value="95868" table:style-name="ce23">
            <text:p>95,868</text:p>
          </table:table-cell>
          <table:table-cell office:value-type="float" office:value="7.24" table:style-name="ce24">
            <text:p>7.24</text:p>
          </table:table-cell>
          <table:table-cell office:value-type="float" office:value="2158282" table:style-name="ce23">
            <text:p>2,158,282</text:p>
          </table:table-cell>
          <table:table-cell office:value-type="float" office:value="1051033" table:style-name="ce23">
            <text:p>1,051,033</text:p>
          </table:table-cell>
          <table:table-cell office:value-type="float" office:value="1107249" table:style-name="ce23">
            <text:p>1,107,249</text:p>
          </table:table-cell>
          <table:table-cell office:value-type="float" office:value="78.3" table:style-name="ce24">
            <text:p>78.30</text:p>
          </table:table-cell>
          <table:table-cell office:value-type="float" office:value="292633" table:style-name="ce23">
            <text:p>292,633</text:p>
          </table:table-cell>
          <table:table-cell office:value-type="float" office:value="135643" table:style-name="ce23">
            <text:p>135,643</text:p>
          </table:table-cell>
          <table:table-cell office:value-type="float" office:value="156990" table:style-name="ce23">
            <text:p>156,990</text:p>
          </table:table-cell>
          <table:table-cell office:value-type="float" office:value="10.62" table:style-name="ce22">
            <text:p>10.62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629" table:style-name="ce23">
            <text:p>1,885,629</text:p>
          </table:table-cell>
          <table:table-cell office:value-type="float" office:value="943396" table:style-name="ce23">
            <text:p>943,396</text:p>
          </table:table-cell>
          <table:table-cell office:value-type="float" office:value="942233" table:style-name="ce23">
            <text:p>942,233</text:p>
          </table:table-cell>
          <table:table-cell office:value-type="float" office:value="79476" table:style-name="ce23">
            <text:p>79,476</text:p>
          </table:table-cell>
          <table:table-cell office:value-type="float" office:value="41248" table:style-name="ce23">
            <text:p>41,248</text:p>
          </table:table-cell>
          <table:table-cell office:value-type="float" office:value="38228" table:style-name="ce23">
            <text:p>38,228</text:p>
          </table:table-cell>
          <table:table-cell office:value-type="float" office:value="4.21" table:style-name="ce24">
            <text:p>4.21</text:p>
          </table:table-cell>
          <table:table-cell office:value-type="float" office:value="106963" table:style-name="ce23">
            <text:p>106,963</text:p>
          </table:table-cell>
          <table:table-cell office:value-type="float" office:value="55589" table:style-name="ce23">
            <text:p>55,589</text:p>
          </table:table-cell>
          <table:table-cell office:value-type="float" office:value="51374" table:style-name="ce23">
            <text:p>51,374</text:p>
          </table:table-cell>
          <table:table-cell office:value-type="float" office:value="5.67" table:style-name="ce24">
            <text:p>5.67</text:p>
          </table:table-cell>
          <table:table-cell office:value-type="float" office:value="184976" table:style-name="ce23">
            <text:p>184,976</text:p>
          </table:table-cell>
          <table:table-cell office:value-type="float" office:value="96219" table:style-name="ce23">
            <text:p>96,219</text:p>
          </table:table-cell>
          <table:table-cell office:value-type="float" office:value="88757" table:style-name="ce23">
            <text:p>88,757</text:p>
          </table:table-cell>
          <table:table-cell office:value-type="float" office:value="9.81" table:style-name="ce24">
            <text:p>9.81</text:p>
          </table:table-cell>
          <table:table-cell office:value-type="float" office:value="201638" table:style-name="ce23">
            <text:p>201,638</text:p>
          </table:table-cell>
          <table:table-cell office:value-type="float" office:value="104905" table:style-name="ce23">
            <text:p>104,905</text:p>
          </table:table-cell>
          <table:table-cell office:value-type="float" office:value="96733" table:style-name="ce23">
            <text:p>96,733</text:p>
          </table:table-cell>
          <table:table-cell office:value-type="float" office:value="10.69" table:style-name="ce24">
            <text:p>10.69</text:p>
          </table:table-cell>
          <table:table-cell office:value-type="float" office:value="118111" table:style-name="ce23">
            <text:p>118,111</text:p>
          </table:table-cell>
          <table:table-cell office:value-type="float" office:value="61615" table:style-name="ce23">
            <text:p>61,615</text:p>
          </table:table-cell>
          <table:table-cell office:value-type="float" office:value="56496" table:style-name="ce23">
            <text:p>56,496</text:p>
          </table:table-cell>
          <table:table-cell office:value-type="float" office:value="6.26" table:style-name="ce24">
            <text:p>6.26</text:p>
          </table:table-cell>
          <table:table-cell office:value-type="float" office:value="1534777" table:style-name="ce23">
            <text:p>1,534,777</text:p>
          </table:table-cell>
          <table:table-cell office:value-type="float" office:value="760539" table:style-name="ce23">
            <text:p>760,539</text:p>
          </table:table-cell>
          <table:table-cell office:value-type="float" office:value="774238" table:style-name="ce23">
            <text:p>774,238</text:p>
          </table:table-cell>
          <table:table-cell office:value-type="float" office:value="81.39" table:style-name="ce24">
            <text:p>81.39</text:p>
          </table:table-cell>
          <table:table-cell office:value-type="float" office:value="253614" table:style-name="ce23">
            <text:p>253,614</text:p>
          </table:table-cell>
          <table:table-cell office:value-type="float" office:value="116194" table:style-name="ce23">
            <text:p>116,194</text:p>
          </table:table-cell>
          <table:table-cell office:value-type="float" office:value="137420" table:style-name="ce23">
            <text:p>137,420</text:p>
          </table:table-cell>
          <table:table-cell office:value-type="float" office:value="13.45" table:style-name="ce22">
            <text:p>13.45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285" table:style-name="ce23">
            <text:p>2,778,285</text:p>
          </table:table-cell>
          <table:table-cell office:value-type="float" office:value="1379513" table:style-name="ce23">
            <text:p>1,379,513</text:p>
          </table:table-cell>
          <table:table-cell office:value-type="float" office:value="1398772" table:style-name="ce23">
            <text:p>1,398,772</text:p>
          </table:table-cell>
          <table:table-cell office:value-type="float" office:value="113275" table:style-name="ce23">
            <text:p>113,275</text:p>
          </table:table-cell>
          <table:table-cell office:value-type="float" office:value="58721" table:style-name="ce23">
            <text:p>58,721</text:p>
          </table:table-cell>
          <table:table-cell office:value-type="float" office:value="54554" table:style-name="ce23">
            <text:p>54,554</text:p>
          </table:table-cell>
          <table:table-cell office:value-type="float" office:value="4.08" table:style-name="ce24">
            <text:p>4.08</text:p>
          </table:table-cell>
          <table:table-cell office:value-type="float" office:value="152907" table:style-name="ce23">
            <text:p>152,907</text:p>
          </table:table-cell>
          <table:table-cell office:value-type="float" office:value="79194" table:style-name="ce23">
            <text:p>79,194</text:p>
          </table:table-cell>
          <table:table-cell office:value-type="float" office:value="73713" table:style-name="ce23">
            <text:p>73,713</text:p>
          </table:table-cell>
          <table:table-cell office:value-type="float" office:value="5.5" table:style-name="ce24">
            <text:p>5.50</text:p>
          </table:table-cell>
          <table:table-cell office:value-type="float" office:value="266995" table:style-name="ce23">
            <text:p>266,995</text:p>
          </table:table-cell>
          <table:table-cell office:value-type="float" office:value="138533" table:style-name="ce23">
            <text:p>138,533</text:p>
          </table:table-cell>
          <table:table-cell office:value-type="float" office:value="128462" table:style-name="ce23">
            <text:p>128,462</text:p>
          </table:table-cell>
          <table:table-cell office:value-type="float" office:value="9.61" table:style-name="ce24">
            <text:p>9.61</text:p>
          </table:table-cell>
          <table:table-cell office:value-type="float" office:value="291353" table:style-name="ce23">
            <text:p>291,353</text:p>
          </table:table-cell>
          <table:table-cell office:value-type="float" office:value="151267" table:style-name="ce23">
            <text:p>151,267</text:p>
          </table:table-cell>
          <table:table-cell office:value-type="float" office:value="140086" table:style-name="ce23">
            <text:p>140,086</text:p>
          </table:table-cell>
          <table:table-cell office:value-type="float" office:value="10.49" table:style-name="ce24">
            <text:p>10.49</text:p>
          </table:table-cell>
          <table:table-cell office:value-type="float" office:value="176704" table:style-name="ce23">
            <text:p>176,704</text:p>
          </table:table-cell>
          <table:table-cell office:value-type="float" office:value="91808" table:style-name="ce23">
            <text:p>91,808</text:p>
          </table:table-cell>
          <table:table-cell office:value-type="float" office:value="84896" table:style-name="ce23">
            <text:p>84,896</text:p>
          </table:table-cell>
          <table:table-cell office:value-type="float" office:value="6.36" table:style-name="ce24">
            <text:p>6.36</text:p>
          </table:table-cell>
          <table:table-cell office:value-type="float" office:value="2263279" table:style-name="ce23">
            <text:p>2,263,279</text:p>
          </table:table-cell>
          <table:table-cell office:value-type="float" office:value="1112278" table:style-name="ce23">
            <text:p>1,112,278</text:p>
          </table:table-cell>
          <table:table-cell office:value-type="float" office:value="1151001" table:style-name="ce23">
            <text:p>1,151,001</text:p>
          </table:table-cell>
          <table:table-cell office:value-type="float" office:value="81.459999999999994" table:style-name="ce24">
            <text:p>81.46</text:p>
          </table:table-cell>
          <table:table-cell office:value-type="float" office:value="362774" table:style-name="ce23">
            <text:p>362,774</text:p>
          </table:table-cell>
          <table:table-cell office:value-type="float" office:value="168466" table:style-name="ce23">
            <text:p>168,466</text:p>
          </table:table-cell>
          <table:table-cell office:value-type="float" office:value="194308" table:style-name="ce23">
            <text:p>194,308</text:p>
          </table:table-cell>
          <table:table-cell office:value-type="float" office:value="13.06" table:style-name="ce22">
            <text:p>13.06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44707" table:style-name="ce23">
            <text:p>7,144,707</text:p>
          </table:table-cell>
          <table:table-cell office:value-type="float" office:value="3648007" table:style-name="ce23">
            <text:p>3,648,007</text:p>
          </table:table-cell>
          <table:table-cell office:value-type="float" office:value="3496700" table:style-name="ce23">
            <text:p>3,496,700</text:p>
          </table:table-cell>
          <table:table-cell office:value-type="float" office:value="293245" table:style-name="ce23">
            <text:p>293,245</text:p>
          </table:table-cell>
          <table:table-cell office:value-type="float" office:value="152303" table:style-name="ce23">
            <text:p>152,303</text:p>
          </table:table-cell>
          <table:table-cell office:value-type="float" office:value="140942" table:style-name="ce23">
            <text:p>140,942</text:p>
          </table:table-cell>
          <table:table-cell office:value-type="float" office:value="4.0999999999999996" table:style-name="ce24">
            <text:p>4.10</text:p>
          </table:table-cell>
          <table:table-cell office:value-type="float" office:value="400249" table:style-name="ce23">
            <text:p>400,249</text:p>
          </table:table-cell>
          <table:table-cell office:value-type="float" office:value="208118" table:style-name="ce23">
            <text:p>208,118</text:p>
          </table:table-cell>
          <table:table-cell office:value-type="float" office:value="192131" table:style-name="ce23">
            <text:p>192,131</text:p>
          </table:table-cell>
          <table:table-cell office:value-type="float" office:value="5.6" table:style-name="ce24">
            <text:p>5.60</text:p>
          </table:table-cell>
          <table:table-cell office:value-type="float" office:value="712825" table:style-name="ce23">
            <text:p>712,825</text:p>
          </table:table-cell>
          <table:table-cell office:value-type="float" office:value="371723" table:style-name="ce23">
            <text:p>371,723</text:p>
          </table:table-cell>
          <table:table-cell office:value-type="float" office:value="341102" table:style-name="ce23">
            <text:p>341,102</text:p>
          </table:table-cell>
          <table:table-cell office:value-type="float" office:value="9.98" table:style-name="ce24">
            <text:p>9.98</text:p>
          </table:table-cell>
          <table:table-cell office:value-type="float" office:value="782318" table:style-name="ce23">
            <text:p>782,318</text:p>
          </table:table-cell>
          <table:table-cell office:value-type="float" office:value="408580" table:style-name="ce23">
            <text:p>408,580</text:p>
          </table:table-cell>
          <table:table-cell office:value-type="float" office:value="373738" table:style-name="ce23">
            <text:p>373,738</text:p>
          </table:table-cell>
          <table:table-cell office:value-type="float" office:value="10.95" table:style-name="ce24">
            <text:p>10.95</text:p>
          </table:table-cell>
          <table:table-cell office:value-type="float" office:value="487192" table:style-name="ce23">
            <text:p>487,192</text:p>
          </table:table-cell>
          <table:table-cell office:value-type="float" office:value="255911" table:style-name="ce23">
            <text:p>255,911</text:p>
          </table:table-cell>
          <table:table-cell office:value-type="float" office:value="231281" table:style-name="ce23">
            <text:p>231,281</text:p>
          </table:table-cell>
          <table:table-cell office:value-type="float" office:value="6.82" table:style-name="ce24">
            <text:p>6.82</text:p>
          </table:table-cell>
          <table:table-cell office:value-type="float" office:value="5748903" table:style-name="ce23">
            <text:p>5,748,903</text:p>
          </table:table-cell>
          <table:table-cell office:value-type="float" office:value="2918222" table:style-name="ce23">
            <text:p>2,918,222</text:p>
          </table:table-cell>
          <table:table-cell office:value-type="float" office:value="2830681" table:style-name="ce23">
            <text:p>2,830,681</text:p>
          </table:table-cell>
          <table:table-cell office:value-type="float" office:value="80.459999999999994" table:style-name="ce24">
            <text:p>80.46</text:p>
          </table:table-cell>
          <table:table-cell office:value-type="float" office:value="1030263" table:style-name="ce23">
            <text:p>1,030,263</text:p>
          </table:table-cell>
          <table:table-cell office:value-type="float" office:value="476841" table:style-name="ce23">
            <text:p>476,841</text:p>
          </table:table-cell>
          <table:table-cell office:value-type="float" office:value="553422" table:style-name="ce23">
            <text:p>553,422</text:p>
          </table:table-cell>
          <table:table-cell office:value-type="float" office:value="14.42" table:style-name="ce22">
            <text:p>14.42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746" table:style-name="ce18">
            <text:p>457,746</text:p>
          </table:table-cell>
          <table:table-cell office:value-type="float" office:value="231940" table:style-name="ce18">
            <text:p>231,940</text:p>
          </table:table-cell>
          <table:table-cell office:value-type="float" office:value="225806" table:style-name="ce18">
            <text:p>225,806</text:p>
          </table:table-cell>
          <table:table-cell office:value-type="float" office:value="17692" table:style-name="ce18">
            <text:p>17,692</text:p>
          </table:table-cell>
          <table:table-cell office:value-type="float" office:value="9291" table:style-name="ce18">
            <text:p>9,291</text:p>
          </table:table-cell>
          <table:table-cell office:value-type="float" office:value="8401" table:style-name="ce18">
            <text:p>8,401</text:p>
          </table:table-cell>
          <table:table-cell office:value-type="float" office:value="3.87" table:style-name="ce19">
            <text:p>3.87</text:p>
          </table:table-cell>
          <table:table-cell office:value-type="float" office:value="24406" table:style-name="ce18">
            <text:p>24,406</text:p>
          </table:table-cell>
          <table:table-cell office:value-type="float" office:value="12703" table:style-name="ce18">
            <text:p>12,703</text:p>
          </table:table-cell>
          <table:table-cell office:value-type="float" office:value="11703" table:style-name="ce18">
            <text:p>11,703</text:p>
          </table:table-cell>
          <table:table-cell office:value-type="float" office:value="5.33" table:style-name="ce19">
            <text:p>5.33</text:p>
          </table:table-cell>
          <table:table-cell office:value-type="float" office:value="43566" table:style-name="ce18">
            <text:p>43,566</text:p>
          </table:table-cell>
          <table:table-cell office:value-type="float" office:value="22608" table:style-name="ce18">
            <text:p>22,608</text:p>
          </table:table-cell>
          <table:table-cell office:value-type="float" office:value="20958" table:style-name="ce18">
            <text:p>20,958</text:p>
          </table:table-cell>
          <table:table-cell office:value-type="float" office:value="9.52" table:style-name="ce19">
            <text:p>9.52</text:p>
          </table:table-cell>
          <table:table-cell office:value-type="float" office:value="47935" table:style-name="ce18">
            <text:p>47,935</text:p>
          </table:table-cell>
          <table:table-cell office:value-type="float" office:value="24961" table:style-name="ce18">
            <text:p>24,961</text:p>
          </table:table-cell>
          <table:table-cell office:value-type="float" office:value="22974" table:style-name="ce18">
            <text:p>22,974</text:p>
          </table:table-cell>
          <table:table-cell office:value-type="float" office:value="10.47" table:style-name="ce19">
            <text:p>10.47</text:p>
          </table:table-cell>
          <table:table-cell office:value-type="float" office:value="30502" table:style-name="ce18">
            <text:p>30,502</text:p>
          </table:table-cell>
          <table:table-cell office:value-type="float" office:value="15987" table:style-name="ce18">
            <text:p>15,987</text:p>
          </table:table-cell>
          <table:table-cell office:value-type="float" office:value="14515" table:style-name="ce18">
            <text:p>14,515</text:p>
          </table:table-cell>
          <table:table-cell office:value-type="float" office:value="6.66" table:style-name="ce19">
            <text:p>6.66</text:p>
          </table:table-cell>
          <table:table-cell office:value-type="float" office:value="370801" table:style-name="ce18">
            <text:p>370,801</text:p>
          </table:table-cell>
          <table:table-cell office:value-type="float" office:value="186639" table:style-name="ce18">
            <text:p>186,639</text:p>
          </table:table-cell>
          <table:table-cell office:value-type="float" office:value="184162" table:style-name="ce18">
            <text:p>184,162</text:p>
          </table:table-cell>
          <table:table-cell office:value-type="float" office:value="81.010000000000005" table:style-name="ce19">
            <text:p>81.01</text:p>
          </table:table-cell>
          <table:table-cell office:value-type="float" office:value="66569" table:style-name="ce18">
            <text:p>66,569</text:p>
          </table:table-cell>
          <table:table-cell office:value-type="float" office:value="31061" table:style-name="ce18">
            <text:p>31,061</text:p>
          </table:table-cell>
          <table:table-cell office:value-type="float" office:value="35508" table:style-name="ce18">
            <text:p>35,508</text:p>
          </table:table-cell>
          <table:table-cell office:value-type="float" office:value="14.54" table:style-name="ce17">
            <text:p>14.5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5204" table:style-name="ce18">
            <text:p>545,204</text:p>
          </table:table-cell>
          <table:table-cell office:value-type="float" office:value="278954" table:style-name="ce18">
            <text:p>278,954</text:p>
          </table:table-cell>
          <table:table-cell office:value-type="float" office:value="266250" table:style-name="ce18">
            <text:p>266,250</text:p>
          </table:table-cell>
          <table:table-cell office:value-type="float" office:value="30390" table:style-name="ce18">
            <text:p>30,390</text:p>
          </table:table-cell>
          <table:table-cell office:value-type="float" office:value="15659" table:style-name="ce18">
            <text:p>15,659</text:p>
          </table:table-cell>
          <table:table-cell office:value-type="float" office:value="14731" table:style-name="ce18">
            <text:p>14,731</text:p>
          </table:table-cell>
          <table:table-cell office:value-type="float" office:value="5.57" table:style-name="ce19">
            <text:p>5.57</text:p>
          </table:table-cell>
          <table:table-cell office:value-type="float" office:value="41955" table:style-name="ce18">
            <text:p>41,955</text:p>
          </table:table-cell>
          <table:table-cell office:value-type="float" office:value="21770" table:style-name="ce18">
            <text:p>21,770</text:p>
          </table:table-cell>
          <table:table-cell office:value-type="float" office:value="20185" table:style-name="ce18">
            <text:p>20,185</text:p>
          </table:table-cell>
          <table:table-cell office:value-type="float" office:value="7.7" table:style-name="ce19">
            <text:p>7.70</text:p>
          </table:table-cell>
          <table:table-cell office:value-type="float" office:value="72666" table:style-name="ce18">
            <text:p>72,666</text:p>
          </table:table-cell>
          <table:table-cell office:value-type="float" office:value="37864" table:style-name="ce18">
            <text:p>37,864</text:p>
          </table:table-cell>
          <table:table-cell office:value-type="float" office:value="34802" table:style-name="ce18">
            <text:p>34,802</text:p>
          </table:table-cell>
          <table:table-cell office:value-type="float" office:value="13.33" table:style-name="ce19">
            <text:p>13.33</text:p>
          </table:table-cell>
          <table:table-cell office:value-type="float" office:value="78742" table:style-name="ce18">
            <text:p>78,742</text:p>
          </table:table-cell>
          <table:table-cell office:value-type="float" office:value="41048" table:style-name="ce18">
            <text:p>41,048</text:p>
          </table:table-cell>
          <table:table-cell office:value-type="float" office:value="37694" table:style-name="ce18">
            <text:p>37,694</text:p>
          </table:table-cell>
          <table:table-cell office:value-type="float" office:value="14.44" table:style-name="ce19">
            <text:p>14.44</text:p>
          </table:table-cell>
          <table:table-cell office:value-type="float" office:value="40420" table:style-name="ce18">
            <text:p>40,420</text:p>
          </table:table-cell>
          <table:table-cell office:value-type="float" office:value="21260" table:style-name="ce18">
            <text:p>21,260</text:p>
          </table:table-cell>
          <table:table-cell office:value-type="float" office:value="19160" table:style-name="ce18">
            <text:p>19,160</text:p>
          </table:table-cell>
          <table:table-cell office:value-type="float" office:value="7.41" table:style-name="ce19">
            <text:p>7.41</text:p>
          </table:table-cell>
          <table:table-cell office:value-type="float" office:value="416887" table:style-name="ce18">
            <text:p>416,887</text:p>
          </table:table-cell>
          <table:table-cell office:value-type="float" office:value="211878" table:style-name="ce18">
            <text:p>211,878</text:p>
          </table:table-cell>
          <table:table-cell office:value-type="float" office:value="205009" table:style-name="ce18">
            <text:p>205,009</text:p>
          </table:table-cell>
          <table:table-cell office:value-type="float" office:value="76.459999999999994" table:style-name="ce19">
            <text:p>76.46</text:p>
          </table:table-cell>
          <table:table-cell office:value-type="float" office:value="63106" table:style-name="ce18">
            <text:p>63,106</text:p>
          </table:table-cell>
          <table:table-cell office:value-type="float" office:value="30393" table:style-name="ce18">
            <text:p>30,393</text:p>
          </table:table-cell>
          <table:table-cell office:value-type="float" office:value="32713" table:style-name="ce18">
            <text:p>32,713</text:p>
          </table:table-cell>
          <table:table-cell office:value-type="float" office:value="11.57" table:style-name="ce17">
            <text:p>11.5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61138" table:style-name="ce18">
            <text:p>561,138</text:p>
          </table:table-cell>
          <table:table-cell office:value-type="float" office:value="289301" table:style-name="ce18">
            <text:p>289,301</text:p>
          </table:table-cell>
          <table:table-cell office:value-type="float" office:value="271837" table:style-name="ce18">
            <text:p>271,837</text:p>
          </table:table-cell>
          <table:table-cell office:value-type="float" office:value="26619" table:style-name="ce18">
            <text:p>26,619</text:p>
          </table:table-cell>
          <table:table-cell office:value-type="float" office:value="13745" table:style-name="ce18">
            <text:p>13,745</text:p>
          </table:table-cell>
          <table:table-cell office:value-type="float" office:value="12874" table:style-name="ce18">
            <text:p>12,874</text:p>
          </table:table-cell>
          <table:table-cell office:value-type="float" office:value="4.74" table:style-name="ce19">
            <text:p>4.74</text:p>
          </table:table-cell>
          <table:table-cell office:value-type="float" office:value="35237" table:style-name="ce18">
            <text:p>35,237</text:p>
          </table:table-cell>
          <table:table-cell office:value-type="float" office:value="18263" table:style-name="ce18">
            <text:p>18,263</text:p>
          </table:table-cell>
          <table:table-cell office:value-type="float" office:value="16974" table:style-name="ce18">
            <text:p>16,974</text:p>
          </table:table-cell>
          <table:table-cell office:value-type="float" office:value="6.28" table:style-name="ce19">
            <text:p>6.28</text:p>
          </table:table-cell>
          <table:table-cell office:value-type="float" office:value="60212" table:style-name="ce18">
            <text:p>60,212</text:p>
          </table:table-cell>
          <table:table-cell office:value-type="float" office:value="31349" table:style-name="ce18">
            <text:p>31,349</text:p>
          </table:table-cell>
          <table:table-cell office:value-type="float" office:value="28863" table:style-name="ce18">
            <text:p>28,863</text:p>
          </table:table-cell>
          <table:table-cell office:value-type="float" office:value="10.73" table:style-name="ce19">
            <text:p>10.73</text:p>
          </table:table-cell>
          <table:table-cell office:value-type="float" office:value="65542" table:style-name="ce18">
            <text:p>65,542</text:p>
          </table:table-cell>
          <table:table-cell office:value-type="float" office:value="34240" table:style-name="ce18">
            <text:p>34,240</text:p>
          </table:table-cell>
          <table:table-cell office:value-type="float" office:value="31302" table:style-name="ce18">
            <text:p>31,302</text:p>
          </table:table-cell>
          <table:table-cell office:value-type="float" office:value="11.68" table:style-name="ce19">
            <text:p>11.68</text:p>
          </table:table-cell>
          <table:table-cell office:value-type="float" office:value="37480" table:style-name="ce18">
            <text:p>37,480</text:p>
          </table:table-cell>
          <table:table-cell office:value-type="float" office:value="19943" table:style-name="ce18">
            <text:p>19,943</text:p>
          </table:table-cell>
          <table:table-cell office:value-type="float" office:value="17537" table:style-name="ce18">
            <text:p>17,537</text:p>
          </table:table-cell>
          <table:table-cell office:value-type="float" office:value="6.68" table:style-name="ce19">
            <text:p>6.68</text:p>
          </table:table-cell>
          <table:table-cell office:value-type="float" office:value="448589" table:style-name="ce18">
            <text:p>448,589</text:p>
          </table:table-cell>
          <table:table-cell office:value-type="float" office:value="230250" table:style-name="ce18">
            <text:p>230,250</text:p>
          </table:table-cell>
          <table:table-cell office:value-type="float" office:value="218339" table:style-name="ce18">
            <text:p>218,339</text:p>
          </table:table-cell>
          <table:table-cell office:value-type="float" office:value="79.94" table:style-name="ce19">
            <text:p>79.94</text:p>
          </table:table-cell>
          <table:table-cell office:value-type="float" office:value="81533" table:style-name="ce18">
            <text:p>81,533</text:p>
          </table:table-cell>
          <table:table-cell office:value-type="float" office:value="38774" table:style-name="ce18">
            <text:p>38,774</text:p>
          </table:table-cell>
          <table:table-cell office:value-type="float" office:value="42759" table:style-name="ce18">
            <text:p>42,759</text:p>
          </table:table-cell>
          <table:table-cell office:value-type="float" office:value="14.53" table:style-name="ce17">
            <text:p>14.53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8970" table:style-name="ce18">
            <text:p>1,288,970</text:p>
          </table:table-cell>
          <table:table-cell office:value-type="float" office:value="657814" table:style-name="ce18">
            <text:p>657,814</text:p>
          </table:table-cell>
          <table:table-cell office:value-type="float" office:value="631156" table:style-name="ce18">
            <text:p>631,156</text:p>
          </table:table-cell>
          <table:table-cell office:value-type="float" office:value="58626" table:style-name="ce18">
            <text:p>58,626</text:p>
          </table:table-cell>
          <table:table-cell office:value-type="float" office:value="30522" table:style-name="ce18">
            <text:p>30,522</text:p>
          </table:table-cell>
          <table:table-cell office:value-type="float" office:value="28104" table:style-name="ce18">
            <text:p>28,104</text:p>
          </table:table-cell>
          <table:table-cell office:value-type="float" office:value="4.55" table:style-name="ce19">
            <text:p>4.55</text:p>
          </table:table-cell>
          <table:table-cell office:value-type="float" office:value="78069" table:style-name="ce18">
            <text:p>78,069</text:p>
          </table:table-cell>
          <table:table-cell office:value-type="float" office:value="40627" table:style-name="ce18">
            <text:p>40,627</text:p>
          </table:table-cell>
          <table:table-cell office:value-type="float" office:value="37442" table:style-name="ce18">
            <text:p>37,442</text:p>
          </table:table-cell>
          <table:table-cell office:value-type="float" office:value="6.06" table:style-name="ce19">
            <text:p>6.06</text:p>
          </table:table-cell>
          <table:table-cell office:value-type="float" office:value="135649" table:style-name="ce18">
            <text:p>135,649</text:p>
          </table:table-cell>
          <table:table-cell office:value-type="float" office:value="70869" table:style-name="ce18">
            <text:p>70,869</text:p>
          </table:table-cell>
          <table:table-cell office:value-type="float" office:value="64780" table:style-name="ce18">
            <text:p>64,780</text:p>
          </table:table-cell>
          <table:table-cell office:value-type="float" office:value="10.52" table:style-name="ce19">
            <text:p>10.52</text:p>
          </table:table-cell>
          <table:table-cell office:value-type="float" office:value="148688" table:style-name="ce18">
            <text:p>148,688</text:p>
          </table:table-cell>
          <table:table-cell office:value-type="float" office:value="77813" table:style-name="ce18">
            <text:p>77,813</text:p>
          </table:table-cell>
          <table:table-cell office:value-type="float" office:value="70875" table:style-name="ce18">
            <text:p>70,875</text:p>
          </table:table-cell>
          <table:table-cell office:value-type="float" office:value="11.54" table:style-name="ce19">
            <text:p>11.54</text:p>
          </table:table-cell>
          <table:table-cell office:value-type="float" office:value="90751" table:style-name="ce18">
            <text:p>90,751</text:p>
          </table:table-cell>
          <table:table-cell office:value-type="float" office:value="47800" table:style-name="ce18">
            <text:p>47,800</text:p>
          </table:table-cell>
          <table:table-cell office:value-type="float" office:value="42951" table:style-name="ce18">
            <text:p>42,951</text:p>
          </table:table-cell>
          <table:table-cell office:value-type="float" office:value="7.04" table:style-name="ce19">
            <text:p>7.04</text:p>
          </table:table-cell>
          <table:table-cell office:value-type="float" office:value="1026721" table:style-name="ce18">
            <text:p>1,026,721</text:p>
          </table:table-cell>
          <table:table-cell office:value-type="float" office:value="520404" table:style-name="ce18">
            <text:p>520,404</text:p>
          </table:table-cell>
          <table:table-cell office:value-type="float" office:value="506317" table:style-name="ce18">
            <text:p>506,317</text:p>
          </table:table-cell>
          <table:table-cell office:value-type="float" office:value="79.650000000000006" table:style-name="ce19">
            <text:p>79.65</text:p>
          </table:table-cell>
          <table:table-cell office:value-type="float" office:value="179165" table:style-name="ce18">
            <text:p>179,165</text:p>
          </table:table-cell>
          <table:table-cell office:value-type="float" office:value="82241" table:style-name="ce18">
            <text:p>82,241</text:p>
          </table:table-cell>
          <table:table-cell office:value-type="float" office:value="96924" table:style-name="ce18">
            <text:p>96,924</text:p>
          </table:table-cell>
          <table:table-cell office:value-type="float" office:value="13.9" table:style-name="ce17">
            <text:p>13.9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6966" table:style-name="ce18">
            <text:p>506,966</text:p>
          </table:table-cell>
          <table:table-cell office:value-type="float" office:value="259961" table:style-name="ce18">
            <text:p>259,961</text:p>
          </table:table-cell>
          <table:table-cell office:value-type="float" office:value="247005" table:style-name="ce18">
            <text:p>247,005</text:p>
          </table:table-cell>
          <table:table-cell office:value-type="float" office:value="17152" table:style-name="ce18">
            <text:p>17,152</text:p>
          </table:table-cell>
          <table:table-cell office:value-type="float" office:value="8908" table:style-name="ce18">
            <text:p>8,908</text:p>
          </table:table-cell>
          <table:table-cell office:value-type="float" office:value="8244" table:style-name="ce18">
            <text:p>8,244</text:p>
          </table:table-cell>
          <table:table-cell office:value-type="float" office:value="3.38" table:style-name="ce19">
            <text:p>3.38</text:p>
          </table:table-cell>
          <table:table-cell office:value-type="float" office:value="23851" table:style-name="ce18">
            <text:p>23,851</text:p>
          </table:table-cell>
          <table:table-cell office:value-type="float" office:value="12397" table:style-name="ce18">
            <text:p>12,397</text:p>
          </table:table-cell>
          <table:table-cell office:value-type="float" office:value="11454" table:style-name="ce18">
            <text:p>11,454</text:p>
          </table:table-cell>
          <table:table-cell office:value-type="float" office:value="4.7" table:style-name="ce19">
            <text:p>4.70</text:p>
          </table:table-cell>
          <table:table-cell office:value-type="float" office:value="44156" table:style-name="ce18">
            <text:p>44,156</text:p>
          </table:table-cell>
          <table:table-cell office:value-type="float" office:value="22896" table:style-name="ce18">
            <text:p>22,896</text:p>
          </table:table-cell>
          <table:table-cell office:value-type="float" office:value="21260" table:style-name="ce18">
            <text:p>21,260</text:p>
          </table:table-cell>
          <table:table-cell office:value-type="float" office:value="8.7100000000000009" table:style-name="ce19">
            <text:p>8.71</text:p>
          </table:table-cell>
          <table:table-cell office:value-type="float" office:value="48778" table:style-name="ce18">
            <text:p>48,778</text:p>
          </table:table-cell>
          <table:table-cell office:value-type="float" office:value="25301" table:style-name="ce18">
            <text:p>25,301</text:p>
          </table:table-cell>
          <table:table-cell office:value-type="float" office:value="23477" table:style-name="ce18">
            <text:p>23,477</text:p>
          </table:table-cell>
          <table:table-cell office:value-type="float" office:value="9.6199999999999992" table:style-name="ce19">
            <text:p>9.62</text:p>
          </table:table-cell>
          <table:table-cell office:value-type="float" office:value="33884" table:style-name="ce18">
            <text:p>33,884</text:p>
          </table:table-cell>
          <table:table-cell office:value-type="float" office:value="17669" table:style-name="ce18">
            <text:p>17,669</text:p>
          </table:table-cell>
          <table:table-cell office:value-type="float" office:value="16215" table:style-name="ce18">
            <text:p>16,215</text:p>
          </table:table-cell>
          <table:table-cell office:value-type="float" office:value="6.68" table:style-name="ce19">
            <text:p>6.68</text:p>
          </table:table-cell>
          <table:table-cell office:value-type="float" office:value="415074" table:style-name="ce18">
            <text:p>415,074</text:p>
          </table:table-cell>
          <table:table-cell office:value-type="float" office:value="212259" table:style-name="ce18">
            <text:p>212,259</text:p>
          </table:table-cell>
          <table:table-cell office:value-type="float" office:value="202815" table:style-name="ce18">
            <text:p>202,815</text:p>
          </table:table-cell>
          <table:table-cell office:value-type="float" office:value="81.87" table:style-name="ce19">
            <text:p>81.87</text:p>
          </table:table-cell>
          <table:table-cell office:value-type="float" office:value="78775" table:style-name="ce18">
            <text:p>78,775</text:p>
          </table:table-cell>
          <table:table-cell office:value-type="float" office:value="36777" table:style-name="ce18">
            <text:p>36,777</text:p>
          </table:table-cell>
          <table:table-cell office:value-type="float" office:value="41998" table:style-name="ce18">
            <text:p>41,998</text:p>
          </table:table-cell>
          <table:table-cell office:value-type="float" office:value="15.54" table:style-name="ce17">
            <text:p>15.5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6691" table:style-name="ce18">
            <text:p>696,691</text:p>
          </table:table-cell>
          <table:table-cell office:value-type="float" office:value="362117" table:style-name="ce18">
            <text:p>362,117</text:p>
          </table:table-cell>
          <table:table-cell office:value-type="float" office:value="334574" table:style-name="ce18">
            <text:p>334,574</text:p>
          </table:table-cell>
          <table:table-cell office:value-type="float" office:value="25080" table:style-name="ce18">
            <text:p>25,080</text:p>
          </table:table-cell>
          <table:table-cell office:value-type="float" office:value="13012" table:style-name="ce18">
            <text:p>13,012</text:p>
          </table:table-cell>
          <table:table-cell office:value-type="float" office:value="12068" table:style-name="ce18">
            <text:p>12,068</text:p>
          </table:table-cell>
          <table:table-cell office:value-type="float" office:value="3.6" table:style-name="ce19">
            <text:p>3.60</text:p>
          </table:table-cell>
          <table:table-cell office:value-type="float" office:value="34530" table:style-name="ce18">
            <text:p>34,530</text:p>
          </table:table-cell>
          <table:table-cell office:value-type="float" office:value="17951" table:style-name="ce18">
            <text:p>17,951</text:p>
          </table:table-cell>
          <table:table-cell office:value-type="float" office:value="16579" table:style-name="ce18">
            <text:p>16,579</text:p>
          </table:table-cell>
          <table:table-cell office:value-type="float" office:value="4.96" table:style-name="ce19">
            <text:p>4.96</text:p>
          </table:table-cell>
          <table:table-cell office:value-type="float" office:value="63962" table:style-name="ce18">
            <text:p>63,962</text:p>
          </table:table-cell>
          <table:table-cell office:value-type="float" office:value="33473" table:style-name="ce18">
            <text:p>33,473</text:p>
          </table:table-cell>
          <table:table-cell office:value-type="float" office:value="30489" table:style-name="ce18">
            <text:p>30,489</text:p>
          </table:table-cell>
          <table:table-cell office:value-type="float" office:value="9.18" table:style-name="ce19">
            <text:p>9.18</text:p>
          </table:table-cell>
          <table:table-cell office:value-type="float" office:value="70853" table:style-name="ce18">
            <text:p>70,853</text:p>
          </table:table-cell>
          <table:table-cell office:value-type="float" office:value="37099" table:style-name="ce18">
            <text:p>37,099</text:p>
          </table:table-cell>
          <table:table-cell office:value-type="float" office:value="33754" table:style-name="ce18">
            <text:p>33,754</text:p>
          </table:table-cell>
          <table:table-cell office:value-type="float" office:value="10.17" table:style-name="ce19">
            <text:p>10.17</text:p>
          </table:table-cell>
          <table:table-cell office:value-type="float" office:value="47703" table:style-name="ce18">
            <text:p>47,703</text:p>
          </table:table-cell>
          <table:table-cell office:value-type="float" office:value="25073" table:style-name="ce18">
            <text:p>25,073</text:p>
          </table:table-cell>
          <table:table-cell office:value-type="float" office:value="22630" table:style-name="ce18">
            <text:p>22,630</text:p>
          </table:table-cell>
          <table:table-cell office:value-type="float" office:value="6.85" table:style-name="ce19">
            <text:p>6.85</text:p>
          </table:table-cell>
          <table:table-cell office:value-type="float" office:value="566419" table:style-name="ce18">
            <text:p>566,419</text:p>
          </table:table-cell>
          <table:table-cell office:value-type="float" office:value="293735" table:style-name="ce18">
            <text:p>293,735</text:p>
          </table:table-cell>
          <table:table-cell office:value-type="float" office:value="272684" table:style-name="ce18">
            <text:p>272,684</text:p>
          </table:table-cell>
          <table:table-cell office:value-type="float" office:value="81.3" table:style-name="ce19">
            <text:p>81.30</text:p>
          </table:table-cell>
          <table:table-cell office:value-type="float" office:value="116933" table:style-name="ce18">
            <text:p>116,933</text:p>
          </table:table-cell>
          <table:table-cell office:value-type="float" office:value="53099" table:style-name="ce18">
            <text:p>53,099</text:p>
          </table:table-cell>
          <table:table-cell office:value-type="float" office:value="63834" table:style-name="ce18">
            <text:p>63,834</text:p>
          </table:table-cell>
          <table:table-cell office:value-type="float" office:value="16.78" table:style-name="ce17">
            <text:p>16.7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7224" table:style-name="ce18">
            <text:p>517,224</text:p>
          </table:table-cell>
          <table:table-cell office:value-type="float" office:value="269149" table:style-name="ce18">
            <text:p>269,149</text:p>
          </table:table-cell>
          <table:table-cell office:value-type="float" office:value="248075" table:style-name="ce18">
            <text:p>248,075</text:p>
          </table:table-cell>
          <table:table-cell office:value-type="float" office:value="15296" table:style-name="ce18">
            <text:p>15,296</text:p>
          </table:table-cell>
          <table:table-cell office:value-type="float" office:value="8000" table:style-name="ce18">
            <text:p>8,000</text:p>
          </table:table-cell>
          <table:table-cell office:value-type="float" office:value="7296" table:style-name="ce18">
            <text:p>7,296</text:p>
          </table:table-cell>
          <table:table-cell office:value-type="float" office:value="2.96" table:style-name="ce19">
            <text:p>2.96</text:p>
          </table:table-cell>
          <table:table-cell office:value-type="float" office:value="21096" table:style-name="ce18">
            <text:p>21,096</text:p>
          </table:table-cell>
          <table:table-cell office:value-type="float" office:value="11040" table:style-name="ce18">
            <text:p>11,040</text:p>
          </table:table-cell>
          <table:table-cell office:value-type="float" office:value="10056" table:style-name="ce18">
            <text:p>10,056</text:p>
          </table:table-cell>
          <table:table-cell office:value-type="float" office:value="4.08" table:style-name="ce19">
            <text:p>4.08</text:p>
          </table:table-cell>
          <table:table-cell office:value-type="float" office:value="39429" table:style-name="ce18">
            <text:p>39,429</text:p>
          </table:table-cell>
          <table:table-cell office:value-type="float" office:value="20631" table:style-name="ce18">
            <text:p>20,631</text:p>
          </table:table-cell>
          <table:table-cell office:value-type="float" office:value="18798" table:style-name="ce18">
            <text:p>18,798</text:p>
          </table:table-cell>
          <table:table-cell office:value-type="float" office:value="7.62" table:style-name="ce19">
            <text:p>7.62</text:p>
          </table:table-cell>
          <table:table-cell office:value-type="float" office:value="43791" table:style-name="ce18">
            <text:p>43,791</text:p>
          </table:table-cell>
          <table:table-cell office:value-type="float" office:value="22910" table:style-name="ce18">
            <text:p>22,910</text:p>
          </table:table-cell>
          <table:table-cell office:value-type="float" office:value="20881" table:style-name="ce18">
            <text:p>20,881</text:p>
          </table:table-cell>
          <table:table-cell office:value-type="float" office:value="8.4700000000000006" table:style-name="ce19">
            <text:p>8.47</text:p>
          </table:table-cell>
          <table:table-cell office:value-type="float" office:value="32913" table:style-name="ce18">
            <text:p>32,913</text:p>
          </table:table-cell>
          <table:table-cell office:value-type="float" office:value="17301" table:style-name="ce18">
            <text:p>17,301</text:p>
          </table:table-cell>
          <table:table-cell office:value-type="float" office:value="15612" table:style-name="ce18">
            <text:p>15,612</text:p>
          </table:table-cell>
          <table:table-cell office:value-type="float" office:value="6.36" table:style-name="ce19">
            <text:p>6.36</text:p>
          </table:table-cell>
          <table:table-cell office:value-type="float" office:value="430957" table:style-name="ce18">
            <text:p>430,957</text:p>
          </table:table-cell>
          <table:table-cell office:value-type="float" office:value="223962" table:style-name="ce18">
            <text:p>223,962</text:p>
          </table:table-cell>
          <table:table-cell office:value-type="float" office:value="206995" table:style-name="ce18">
            <text:p>206,995</text:p>
          </table:table-cell>
          <table:table-cell office:value-type="float" office:value="83.32" table:style-name="ce19">
            <text:p>83.32</text:p>
          </table:table-cell>
          <table:table-cell office:value-type="float" office:value="90998" table:style-name="ce18">
            <text:p>90,998</text:p>
          </table:table-cell>
          <table:table-cell office:value-type="float" office:value="41363" table:style-name="ce18">
            <text:p>41,363</text:p>
          </table:table-cell>
          <table:table-cell office:value-type="float" office:value="49635" table:style-name="ce18">
            <text:p>49,635</text:p>
          </table:table-cell>
          <table:table-cell office:value-type="float" office:value="17.59" table:style-name="ce17">
            <text:p>17.59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8166" table:style-name="ce18">
            <text:p>838,166</text:p>
          </table:table-cell>
          <table:table-cell office:value-type="float" office:value="429077" table:style-name="ce18">
            <text:p>429,077</text:p>
          </table:table-cell>
          <table:table-cell office:value-type="float" office:value="409089" table:style-name="ce18">
            <text:p>409,089</text:p>
          </table:table-cell>
          <table:table-cell office:value-type="float" office:value="27712" table:style-name="ce18">
            <text:p>27,712</text:p>
          </table:table-cell>
          <table:table-cell office:value-type="float" office:value="14393" table:style-name="ce18">
            <text:p>14,393</text:p>
          </table:table-cell>
          <table:table-cell office:value-type="float" office:value="13319" table:style-name="ce18">
            <text:p>13,319</text:p>
          </table:table-cell>
          <table:table-cell office:value-type="float" office:value="3.31" table:style-name="ce19">
            <text:p>3.31</text:p>
          </table:table-cell>
          <table:table-cell office:value-type="float" office:value="38324" table:style-name="ce18">
            <text:p>38,324</text:p>
          </table:table-cell>
          <table:table-cell office:value-type="float" office:value="19974" table:style-name="ce18">
            <text:p>19,974</text:p>
          </table:table-cell>
          <table:table-cell office:value-type="float" office:value="18350" table:style-name="ce18">
            <text:p>18,350</text:p>
          </table:table-cell>
          <table:table-cell office:value-type="float" office:value="4.57" table:style-name="ce19">
            <text:p>4.57</text:p>
          </table:table-cell>
          <table:table-cell office:value-type="float" office:value="70985" table:style-name="ce18">
            <text:p>70,985</text:p>
          </table:table-cell>
          <table:table-cell office:value-type="float" office:value="37043" table:style-name="ce18">
            <text:p>37,043</text:p>
          </table:table-cell>
          <table:table-cell office:value-type="float" office:value="33942" table:style-name="ce18">
            <text:p>33,942</text:p>
          </table:table-cell>
          <table:table-cell office:value-type="float" office:value="8.4700000000000006" table:style-name="ce19">
            <text:p>8.47</text:p>
          </table:table-cell>
          <table:table-cell office:value-type="float" office:value="78490" table:style-name="ce18">
            <text:p>78,490</text:p>
          </table:table-cell>
          <table:table-cell office:value-type="float" office:value="41026" table:style-name="ce18">
            <text:p>41,026</text:p>
          </table:table-cell>
          <table:table-cell office:value-type="float" office:value="37464" table:style-name="ce18">
            <text:p>37,464</text:p>
          </table:table-cell>
          <table:table-cell office:value-type="float" office:value="9.36" table:style-name="ce19">
            <text:p>9.36</text:p>
          </table:table-cell>
          <table:table-cell office:value-type="float" office:value="53644" table:style-name="ce18">
            <text:p>53,644</text:p>
          </table:table-cell>
          <table:table-cell office:value-type="float" office:value="28031" table:style-name="ce18">
            <text:p>28,031</text:p>
          </table:table-cell>
          <table:table-cell office:value-type="float" office:value="25613" table:style-name="ce18">
            <text:p>25,613</text:p>
          </table:table-cell>
          <table:table-cell office:value-type="float" office:value="6.4" table:style-name="ce19">
            <text:p>6.40</text:p>
          </table:table-cell>
          <table:table-cell office:value-type="float" office:value="690292" table:style-name="ce18">
            <text:p>690,292</text:p>
          </table:table-cell>
          <table:table-cell office:value-type="float" office:value="351809" table:style-name="ce18">
            <text:p>351,809</text:p>
          </table:table-cell>
          <table:table-cell office:value-type="float" office:value="338483" table:style-name="ce18">
            <text:p>338,483</text:p>
          </table:table-cell>
          <table:table-cell office:value-type="float" office:value="82.36" table:style-name="ce19">
            <text:p>82.36</text:p>
          </table:table-cell>
          <table:table-cell office:value-type="float" office:value="124657" table:style-name="ce18">
            <text:p>124,657</text:p>
          </table:table-cell>
          <table:table-cell office:value-type="float" office:value="58836" table:style-name="ce18">
            <text:p>58,836</text:p>
          </table:table-cell>
          <table:table-cell office:value-type="float" office:value="65821" table:style-name="ce18">
            <text:p>65,821</text:p>
          </table:table-cell>
          <table:table-cell office:value-type="float" office:value="14.87" table:style-name="ce17">
            <text:p>14.8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1408" table:style-name="ce18">
            <text:p>221,408</text:p>
          </table:table-cell>
          <table:table-cell office:value-type="float" office:value="114553" table:style-name="ce18">
            <text:p>114,553</text:p>
          </table:table-cell>
          <table:table-cell office:value-type="float" office:value="106855" table:style-name="ce18">
            <text:p>106,855</text:p>
          </table:table-cell>
          <table:table-cell office:value-type="float" office:value="8260" table:style-name="ce18">
            <text:p>8,260</text:p>
          </table:table-cell>
          <table:table-cell office:value-type="float" office:value="4289" table:style-name="ce18">
            <text:p>4,289</text:p>
          </table:table-cell>
          <table:table-cell office:value-type="float" office:value="3971" table:style-name="ce18">
            <text:p>3,971</text:p>
          </table:table-cell>
          <table:table-cell office:value-type="float" office:value="3.73" table:style-name="ce19">
            <text:p>3.73</text:p>
          </table:table-cell>
          <table:table-cell office:value-type="float" office:value="11459" table:style-name="ce18">
            <text:p>11,459</text:p>
          </table:table-cell>
          <table:table-cell office:value-type="float" office:value="5897" table:style-name="ce18">
            <text:p>5,897</text:p>
          </table:table-cell>
          <table:table-cell office:value-type="float" office:value="5562" table:style-name="ce18">
            <text:p>5,562</text:p>
          </table:table-cell>
          <table:table-cell office:value-type="float" office:value="5.18" table:style-name="ce19">
            <text:p>5.18</text:p>
          </table:table-cell>
          <table:table-cell office:value-type="float" office:value="20878" table:style-name="ce18">
            <text:p>20,878</text:p>
          </table:table-cell>
          <table:table-cell office:value-type="float" office:value="10908" table:style-name="ce18">
            <text:p>10,908</text:p>
          </table:table-cell>
          <table:table-cell office:value-type="float" office:value="9970" table:style-name="ce18">
            <text:p>9,970</text:p>
          </table:table-cell>
          <table:table-cell office:value-type="float" office:value="9.43" table:style-name="ce19">
            <text:p>9.43</text:p>
          </table:table-cell>
          <table:table-cell office:value-type="float" office:value="22948" table:style-name="ce18">
            <text:p>22,948</text:p>
          </table:table-cell>
          <table:table-cell office:value-type="float" office:value="12017" table:style-name="ce18">
            <text:p>12,017</text:p>
          </table:table-cell>
          <table:table-cell office:value-type="float" office:value="10931" table:style-name="ce18">
            <text:p>10,931</text:p>
          </table:table-cell>
          <table:table-cell office:value-type="float" office:value="10.36" table:style-name="ce19">
            <text:p>10.36</text:p>
          </table:table-cell>
          <table:table-cell office:value-type="float" office:value="14816" table:style-name="ce18">
            <text:p>14,816</text:p>
          </table:table-cell>
          <table:table-cell office:value-type="float" office:value="7716" table:style-name="ce18">
            <text:p>7,716</text:p>
          </table:table-cell>
          <table:table-cell office:value-type="float" office:value="7100" table:style-name="ce18">
            <text:p>7,100</text:p>
          </table:table-cell>
          <table:table-cell office:value-type="float" office:value="6.69" table:style-name="ce19">
            <text:p>6.69</text:p>
          </table:table-cell>
          <table:table-cell office:value-type="float" office:value="179612" table:style-name="ce18">
            <text:p>179,612</text:p>
          </table:table-cell>
          <table:table-cell office:value-type="float" office:value="92775" table:style-name="ce18">
            <text:p>92,775</text:p>
          </table:table-cell>
          <table:table-cell office:value-type="float" office:value="86837" table:style-name="ce18">
            <text:p>86,837</text:p>
          </table:table-cell>
          <table:table-cell office:value-type="float" office:value="81.12" table:style-name="ce19">
            <text:p>81.12</text:p>
          </table:table-cell>
          <table:table-cell office:value-type="float" office:value="32644" table:style-name="ce18">
            <text:p>32,644</text:p>
          </table:table-cell>
          <table:table-cell office:value-type="float" office:value="15080" table:style-name="ce18">
            <text:p>15,080</text:p>
          </table:table-cell>
          <table:table-cell office:value-type="float" office:value="17564" table:style-name="ce18">
            <text:p>17,564</text:p>
          </table:table-cell>
          <table:table-cell office:value-type="float" office:value="14.74" table:style-name="ce17">
            <text:p>14.7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1323" table:style-name="ce18">
            <text:p>331,323</text:p>
          </table:table-cell>
          <table:table-cell office:value-type="float" office:value="168775" table:style-name="ce18">
            <text:p>168,775</text:p>
          </table:table-cell>
          <table:table-cell office:value-type="float" office:value="162548" table:style-name="ce18">
            <text:p>162,548</text:p>
          </table:table-cell>
          <table:table-cell office:value-type="float" office:value="13289" table:style-name="ce18">
            <text:p>13,289</text:p>
          </table:table-cell>
          <table:table-cell office:value-type="float" office:value="6914" table:style-name="ce18">
            <text:p>6,914</text:p>
          </table:table-cell>
          <table:table-cell office:value-type="float" office:value="6375" table:style-name="ce18">
            <text:p>6,375</text:p>
          </table:table-cell>
          <table:table-cell office:value-type="float" office:value="4.01" table:style-name="ce19">
            <text:p>4.01</text:p>
          </table:table-cell>
          <table:table-cell office:value-type="float" office:value="18137" table:style-name="ce18">
            <text:p>18,137</text:p>
          </table:table-cell>
          <table:table-cell office:value-type="float" office:value="9504" table:style-name="ce18">
            <text:p>9,504</text:p>
          </table:table-cell>
          <table:table-cell office:value-type="float" office:value="8633" table:style-name="ce18">
            <text:p>8,633</text:p>
          </table:table-cell>
          <table:table-cell office:value-type="float" office:value="5.47" table:style-name="ce19">
            <text:p>5.47</text:p>
          </table:table-cell>
          <table:table-cell office:value-type="float" office:value="31791" table:style-name="ce18">
            <text:p>31,791</text:p>
          </table:table-cell>
          <table:table-cell office:value-type="float" office:value="16625" table:style-name="ce18">
            <text:p>16,625</text:p>
          </table:table-cell>
          <table:table-cell office:value-type="float" office:value="15166" table:style-name="ce18">
            <text:p>15,166</text:p>
          </table:table-cell>
          <table:table-cell office:value-type="float" office:value="9.6" table:style-name="ce19">
            <text:p>9.60</text:p>
          </table:table-cell>
          <table:table-cell office:value-type="float" office:value="34897" table:style-name="ce18">
            <text:p>34,897</text:p>
          </table:table-cell>
          <table:table-cell office:value-type="float" office:value="18258" table:style-name="ce18">
            <text:p>18,258</text:p>
          </table:table-cell>
          <table:table-cell office:value-type="float" office:value="16639" table:style-name="ce18">
            <text:p>16,639</text:p>
          </table:table-cell>
          <table:table-cell office:value-type="float" office:value="10.53" table:style-name="ce19">
            <text:p>10.53</text:p>
          </table:table-cell>
          <table:table-cell office:value-type="float" office:value="21697" table:style-name="ce18">
            <text:p>21,697</text:p>
          </table:table-cell>
          <table:table-cell office:value-type="float" office:value="11403" table:style-name="ce18">
            <text:p>11,403</text:p>
          </table:table-cell>
          <table:table-cell office:value-type="float" office:value="10294" table:style-name="ce18">
            <text:p>10,294</text:p>
          </table:table-cell>
          <table:table-cell office:value-type="float" office:value="6.55" table:style-name="ce19">
            <text:p>6.55</text:p>
          </table:table-cell>
          <table:table-cell office:value-type="float" office:value="268690" table:style-name="ce18">
            <text:p>268,690</text:p>
          </table:table-cell>
          <table:table-cell office:value-type="float" office:value="135967" table:style-name="ce18">
            <text:p>135,967</text:p>
          </table:table-cell>
          <table:table-cell office:value-type="float" office:value="132723" table:style-name="ce18">
            <text:p>132,723</text:p>
          </table:table-cell>
          <table:table-cell office:value-type="float" office:value="81.099999999999994" table:style-name="ce19">
            <text:p>81.10</text:p>
          </table:table-cell>
          <table:table-cell office:value-type="float" office:value="47719" table:style-name="ce18">
            <text:p>47,719</text:p>
          </table:table-cell>
          <table:table-cell office:value-type="float" office:value="22249" table:style-name="ce18">
            <text:p>22,249</text:p>
          </table:table-cell>
          <table:table-cell office:value-type="float" office:value="25470" table:style-name="ce18">
            <text:p>25,470</text:p>
          </table:table-cell>
          <table:table-cell office:value-type="float" office:value="14.4" table:style-name="ce17">
            <text:p>14.4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2357" table:style-name="ce18">
            <text:p>102,357</text:p>
          </table:table-cell>
          <table:table-cell office:value-type="float" office:value="52716" table:style-name="ce18">
            <text:p>52,716</text:p>
          </table:table-cell>
          <table:table-cell office:value-type="float" office:value="49641" table:style-name="ce18">
            <text:p>49,641</text:p>
          </table:table-cell>
          <table:table-cell office:value-type="float" office:value="4293" table:style-name="ce18">
            <text:p>4,293</text:p>
          </table:table-cell>
          <table:table-cell office:value-type="float" office:value="2266" table:style-name="ce18">
            <text:p>2,266</text:p>
          </table:table-cell>
          <table:table-cell office:value-type="float" office:value="2027" table:style-name="ce18">
            <text:p>2,027</text:p>
          </table:table-cell>
          <table:table-cell office:value-type="float" office:value="4.1900000000000004" table:style-name="ce19">
            <text:p>4.19</text:p>
          </table:table-cell>
          <table:table-cell office:value-type="float" office:value="5456" table:style-name="ce18">
            <text:p>5,456</text:p>
          </table:table-cell>
          <table:table-cell office:value-type="float" office:value="2852" table:style-name="ce18">
            <text:p>2,852</text:p>
          </table:table-cell>
          <table:table-cell office:value-type="float" office:value="2604" table:style-name="ce18">
            <text:p>2,604</text:p>
          </table:table-cell>
          <table:table-cell office:value-type="float" office:value="5.33" table:style-name="ce19">
            <text:p>5.33</text:p>
          </table:table-cell>
          <table:table-cell office:value-type="float" office:value="8911" table:style-name="ce18">
            <text:p>8,911</text:p>
          </table:table-cell>
          <table:table-cell office:value-type="float" office:value="4625" table:style-name="ce18">
            <text:p>4,625</text:p>
          </table:table-cell>
          <table:table-cell office:value-type="float" office:value="4286" table:style-name="ce18">
            <text:p>4,286</text:p>
          </table:table-cell>
          <table:table-cell office:value-type="float" office:value="8.7100000000000009" table:style-name="ce19">
            <text:p>8.71</text:p>
          </table:table-cell>
          <table:table-cell office:value-type="float" office:value="9714" table:style-name="ce18">
            <text:p>9,714</text:p>
          </table:table-cell>
          <table:table-cell office:value-type="float" office:value="5063" table:style-name="ce18">
            <text:p>5,063</text:p>
          </table:table-cell>
          <table:table-cell office:value-type="float" office:value="4651" table:style-name="ce18">
            <text:p>4,651</text:p>
          </table:table-cell>
          <table:table-cell office:value-type="float" office:value="9.49" table:style-name="ce19">
            <text:p>9.49</text:p>
          </table:table-cell>
          <table:table-cell office:value-type="float" office:value="5815" table:style-name="ce18">
            <text:p>5,815</text:p>
          </table:table-cell>
          <table:table-cell office:value-type="float" office:value="3093" table:style-name="ce18">
            <text:p>3,093</text:p>
          </table:table-cell>
          <table:table-cell office:value-type="float" office:value="2722" table:style-name="ce18">
            <text:p>2,722</text:p>
          </table:table-cell>
          <table:table-cell office:value-type="float" office:value="5.68" table:style-name="ce19">
            <text:p>5.68</text:p>
          </table:table-cell>
          <table:table-cell office:value-type="float" office:value="84650" table:style-name="ce18">
            <text:p>84,650</text:p>
          </table:table-cell>
          <table:table-cell office:value-type="float" office:value="43440" table:style-name="ce18">
            <text:p>43,440</text:p>
          </table:table-cell>
          <table:table-cell office:value-type="float" office:value="41210" table:style-name="ce18">
            <text:p>41,210</text:p>
          </table:table-cell>
          <table:table-cell office:value-type="float" office:value="82.7" table:style-name="ce19">
            <text:p>82.70</text:p>
          </table:table-cell>
          <table:table-cell office:value-type="float" office:value="15281" table:style-name="ce18">
            <text:p>15,281</text:p>
          </table:table-cell>
          <table:table-cell office:value-type="float" office:value="7071" table:style-name="ce18">
            <text:p>7,071</text:p>
          </table:table-cell>
          <table:table-cell office:value-type="float" office:value="8210" table:style-name="ce18">
            <text:p>8,210</text:p>
          </table:table-cell>
          <table:table-cell office:value-type="float" office:value="14.93" table:style-name="ce17">
            <text:p>14.93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1901" table:style-name="ce18">
            <text:p>371,901</text:p>
          </table:table-cell>
          <table:table-cell office:value-type="float" office:value="186612" table:style-name="ce18">
            <text:p>186,612</text:p>
          </table:table-cell>
          <table:table-cell office:value-type="float" office:value="185289" table:style-name="ce18">
            <text:p>185,289</text:p>
          </table:table-cell>
          <table:table-cell office:value-type="float" office:value="11674" table:style-name="ce18">
            <text:p>11,674</text:p>
          </table:table-cell>
          <table:table-cell office:value-type="float" office:value="6047" table:style-name="ce18">
            <text:p>6,047</text:p>
          </table:table-cell>
          <table:table-cell office:value-type="float" office:value="5627" table:style-name="ce18">
            <text:p>5,627</text:p>
          </table:table-cell>
          <table:table-cell office:value-type="float" office:value="3.14" table:style-name="ce19">
            <text:p>3.14</text:p>
          </table:table-cell>
          <table:table-cell office:value-type="float" office:value="16305" table:style-name="ce18">
            <text:p>16,305</text:p>
          </table:table-cell>
          <table:table-cell office:value-type="float" office:value="8454" table:style-name="ce18">
            <text:p>8,454</text:p>
          </table:table-cell>
          <table:table-cell office:value-type="float" office:value="7851" table:style-name="ce18">
            <text:p>7,851</text:p>
          </table:table-cell>
          <table:table-cell office:value-type="float" office:value="4.38" table:style-name="ce19">
            <text:p>4.38</text:p>
          </table:table-cell>
          <table:table-cell office:value-type="float" office:value="30624" table:style-name="ce18">
            <text:p>30,624</text:p>
          </table:table-cell>
          <table:table-cell office:value-type="float" office:value="15883" table:style-name="ce18">
            <text:p>15,883</text:p>
          </table:table-cell>
          <table:table-cell office:value-type="float" office:value="14741" table:style-name="ce18">
            <text:p>14,741</text:p>
          </table:table-cell>
          <table:table-cell office:value-type="float" office:value="8.23" table:style-name="ce19">
            <text:p>8.23</text:p>
          </table:table-cell>
          <table:table-cell office:value-type="float" office:value="33783" table:style-name="ce18">
            <text:p>33,783</text:p>
          </table:table-cell>
          <table:table-cell office:value-type="float" office:value="17589" table:style-name="ce18">
            <text:p>17,589</text:p>
          </table:table-cell>
          <table:table-cell office:value-type="float" office:value="16194" table:style-name="ce18">
            <text:p>16,194</text:p>
          </table:table-cell>
          <table:table-cell office:value-type="float" office:value="9.08" table:style-name="ce19">
            <text:p>9.08</text:p>
          </table:table-cell>
          <table:table-cell office:value-type="float" office:value="23703" table:style-name="ce18">
            <text:p>23,703</text:p>
          </table:table-cell>
          <table:table-cell office:value-type="float" office:value="12414" table:style-name="ce18">
            <text:p>12,414</text:p>
          </table:table-cell>
          <table:table-cell office:value-type="float" office:value="11289" table:style-name="ce18">
            <text:p>11,289</text:p>
          </table:table-cell>
          <table:table-cell office:value-type="float" office:value="6.37" table:style-name="ce19">
            <text:p>6.37</text:p>
          </table:table-cell>
          <table:table-cell office:value-type="float" office:value="307684" table:style-name="ce18">
            <text:p>307,684</text:p>
          </table:table-cell>
          <table:table-cell office:value-type="float" office:value="153144" table:style-name="ce18">
            <text:p>153,144</text:p>
          </table:table-cell>
          <table:table-cell office:value-type="float" office:value="154540" table:style-name="ce18">
            <text:p>154,540</text:p>
          </table:table-cell>
          <table:table-cell office:value-type="float" office:value="82.73" table:style-name="ce19">
            <text:p>82.73</text:p>
          </table:table-cell>
          <table:table-cell office:value-type="float" office:value="50570" table:style-name="ce18">
            <text:p>50,570</text:p>
          </table:table-cell>
          <table:table-cell office:value-type="float" office:value="23113" table:style-name="ce18">
            <text:p>23,113</text:p>
          </table:table-cell>
          <table:table-cell office:value-type="float" office:value="27457" table:style-name="ce18">
            <text:p>27,457</text:p>
          </table:table-cell>
          <table:table-cell office:value-type="float" office:value="13.6" table:style-name="ce17">
            <text:p>13.6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5488" table:style-name="ce18">
            <text:p>435,488</text:p>
          </table:table-cell>
          <table:table-cell office:value-type="float" office:value="215390" table:style-name="ce18">
            <text:p>215,390</text:p>
          </table:table-cell>
          <table:table-cell office:value-type="float" office:value="220098" table:style-name="ce18">
            <text:p>220,098</text:p>
          </table:table-cell>
          <table:table-cell office:value-type="float" office:value="26013" table:style-name="ce18">
            <text:p>26,013</text:p>
          </table:table-cell>
          <table:table-cell office:value-type="float" office:value="13471" table:style-name="ce18">
            <text:p>13,471</text:p>
          </table:table-cell>
          <table:table-cell office:value-type="float" office:value="12542" table:style-name="ce18">
            <text:p>12,542</text:p>
          </table:table-cell>
          <table:table-cell office:value-type="float" office:value="5.97" table:style-name="ce19">
            <text:p>5.97</text:p>
          </table:table-cell>
          <table:table-cell office:value-type="float" office:value="35641" table:style-name="ce18">
            <text:p>35,641</text:p>
          </table:table-cell>
          <table:table-cell office:value-type="float" office:value="18488" table:style-name="ce18">
            <text:p>18,488</text:p>
          </table:table-cell>
          <table:table-cell office:value-type="float" office:value="17153" table:style-name="ce18">
            <text:p>17,153</text:p>
          </table:table-cell>
          <table:table-cell office:value-type="float" office:value="8.18" table:style-name="ce19">
            <text:p>8.18</text:p>
          </table:table-cell>
          <table:table-cell office:value-type="float" office:value="60727" table:style-name="ce18">
            <text:p>60,727</text:p>
          </table:table-cell>
          <table:table-cell office:value-type="float" office:value="31660" table:style-name="ce18">
            <text:p>31,660</text:p>
          </table:table-cell>
          <table:table-cell office:value-type="float" office:value="29067" table:style-name="ce18">
            <text:p>29,067</text:p>
          </table:table-cell>
          <table:table-cell office:value-type="float" office:value="13.94" table:style-name="ce19">
            <text:p>13.94</text:p>
          </table:table-cell>
          <table:table-cell office:value-type="float" office:value="65714" table:style-name="ce18">
            <text:p>65,714</text:p>
          </table:table-cell>
          <table:table-cell office:value-type="float" office:value="34269" table:style-name="ce18">
            <text:p>34,269</text:p>
          </table:table-cell>
          <table:table-cell office:value-type="float" office:value="31445" table:style-name="ce18">
            <text:p>31,445</text:p>
          </table:table-cell>
          <table:table-cell office:value-type="float" office:value="15.09" table:style-name="ce19">
            <text:p>15.09</text:p>
          </table:table-cell>
          <table:table-cell office:value-type="float" office:value="32437" table:style-name="ce18">
            <text:p>32,437</text:p>
          </table:table-cell>
          <table:table-cell office:value-type="float" office:value="16962" table:style-name="ce18">
            <text:p>16,962</text:p>
          </table:table-cell>
          <table:table-cell office:value-type="float" office:value="15475" table:style-name="ce18">
            <text:p>15,475</text:p>
          </table:table-cell>
          <table:table-cell office:value-type="float" office:value="7.45" table:style-name="ce19">
            <text:p>7.45</text:p>
          </table:table-cell>
          <table:table-cell office:value-type="float" office:value="330986" table:style-name="ce18">
            <text:p>330,986</text:p>
          </table:table-cell>
          <table:table-cell office:value-type="float" office:value="160876" table:style-name="ce18">
            <text:p>160,876</text:p>
          </table:table-cell>
          <table:table-cell office:value-type="float" office:value="170110" table:style-name="ce18">
            <text:p>170,110</text:p>
          </table:table-cell>
          <table:table-cell office:value-type="float" office:value="76" table:style-name="ce19">
            <text:p>76.00</text:p>
          </table:table-cell>
          <table:table-cell office:value-type="float" office:value="46936" table:style-name="ce18">
            <text:p>46,936</text:p>
          </table:table-cell>
          <table:table-cell office:value-type="float" office:value="21109" table:style-name="ce18">
            <text:p>21,109</text:p>
          </table:table-cell>
          <table:table-cell office:value-type="float" office:value="25827" table:style-name="ce18">
            <text:p>25,827</text:p>
          </table:table-cell>
          <table:table-cell office:value-type="float" office:value="10.78" table:style-name="ce17">
            <text:p>10.7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70125" table:style-name="ce18">
            <text:p>270,125</text:p>
          </table:table-cell>
          <table:table-cell office:value-type="float" office:value="131648" table:style-name="ce18">
            <text:p>131,648</text:p>
          </table:table-cell>
          <table:table-cell office:value-type="float" office:value="138477" table:style-name="ce18">
            <text:p>138,477</text:p>
          </table:table-cell>
          <table:table-cell office:value-type="float" office:value="11149" table:style-name="ce18">
            <text:p>11,149</text:p>
          </table:table-cell>
          <table:table-cell office:value-type="float" office:value="5786" table:style-name="ce18">
            <text:p>5,786</text:p>
          </table:table-cell>
          <table:table-cell office:value-type="float" office:value="5363" table:style-name="ce18">
            <text:p>5,363</text:p>
          </table:table-cell>
          <table:table-cell office:value-type="float" office:value="4.13" table:style-name="ce19">
            <text:p>4.13</text:p>
          </table:table-cell>
          <table:table-cell office:value-type="float" office:value="15783" table:style-name="ce18">
            <text:p>15,783</text:p>
          </table:table-cell>
          <table:table-cell office:value-type="float" office:value="8198" table:style-name="ce18">
            <text:p>8,198</text:p>
          </table:table-cell>
          <table:table-cell office:value-type="float" office:value="7585" table:style-name="ce18">
            <text:p>7,585</text:p>
          </table:table-cell>
          <table:table-cell office:value-type="float" office:value="5.84" table:style-name="ce19">
            <text:p>5.84</text:p>
          </table:table-cell>
          <table:table-cell office:value-type="float" office:value="29269" table:style-name="ce18">
            <text:p>29,269</text:p>
          </table:table-cell>
          <table:table-cell office:value-type="float" office:value="15289" table:style-name="ce18">
            <text:p>15,289</text:p>
          </table:table-cell>
          <table:table-cell office:value-type="float" office:value="13980" table:style-name="ce18">
            <text:p>13,980</text:p>
          </table:table-cell>
          <table:table-cell office:value-type="float" office:value="10.84" table:style-name="ce19">
            <text:p>10.84</text:p>
          </table:table-cell>
          <table:table-cell office:value-type="float" office:value="32443" table:style-name="ce18">
            <text:p>32,443</text:p>
          </table:table-cell>
          <table:table-cell office:value-type="float" office:value="16986" table:style-name="ce18">
            <text:p>16,986</text:p>
          </table:table-cell>
          <table:table-cell office:value-type="float" office:value="15457" table:style-name="ce18">
            <text:p>15,457</text:p>
          </table:table-cell>
          <table:table-cell office:value-type="float" office:value="12.01" table:style-name="ce19">
            <text:p>12.01</text:p>
          </table:table-cell>
          <table:table-cell office:value-type="float" office:value="21427" table:style-name="ce18">
            <text:p>21,427</text:p>
          </table:table-cell>
          <table:table-cell office:value-type="float" office:value="11259" table:style-name="ce18">
            <text:p>11,259</text:p>
          </table:table-cell>
          <table:table-cell office:value-type="float" office:value="10168" table:style-name="ce18">
            <text:p>10,168</text:p>
          </table:table-cell>
          <table:table-cell office:value-type="float" office:value="7.93" table:style-name="ce19">
            <text:p>7.93</text:p>
          </table:table-cell>
          <table:table-cell office:value-type="float" office:value="211541" table:style-name="ce18">
            <text:p>211,541</text:p>
          </table:table-cell>
          <table:table-cell office:value-type="float" office:value="101084" table:style-name="ce18">
            <text:p>101,084</text:p>
          </table:table-cell>
          <table:table-cell office:value-type="float" office:value="110457" table:style-name="ce18">
            <text:p>110,457</text:p>
          </table:table-cell>
          <table:table-cell office:value-type="float" office:value="78.31" table:style-name="ce19">
            <text:p>78.31</text:p>
          </table:table-cell>
          <table:table-cell office:value-type="float" office:value="35377" table:style-name="ce18">
            <text:p>35,377</text:p>
          </table:table-cell>
          <table:table-cell office:value-type="float" office:value="15675" table:style-name="ce18">
            <text:p>15,675</text:p>
          </table:table-cell>
          <table:table-cell office:value-type="float" office:value="19702" table:style-name="ce18">
            <text:p>19,702</text:p>
          </table:table-cell>
          <table:table-cell office:value-type="float" office:value="13.1" table:style-name="ce17">
            <text:p>13.10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5979" table:style-name="ce18">
            <text:p>145,979</text:p>
          </table:table-cell>
          <table:table-cell office:value-type="float" office:value="73948" table:style-name="ce18">
            <text:p>73,948</text:p>
          </table:table-cell>
          <table:table-cell office:value-type="float" office:value="72031" table:style-name="ce18">
            <text:p>72,031</text:p>
          </table:table-cell>
          <table:table-cell office:value-type="float" office:value="6683" table:style-name="ce18">
            <text:p>6,683</text:p>
          </table:table-cell>
          <table:table-cell office:value-type="float" office:value="3485" table:style-name="ce18">
            <text:p>3,485</text:p>
          </table:table-cell>
          <table:table-cell office:value-type="float" office:value="3198" table:style-name="ce18">
            <text:p>3,198</text:p>
          </table:table-cell>
          <table:table-cell office:value-type="float" office:value="4.58" table:style-name="ce19">
            <text:p>4.58</text:p>
          </table:table-cell>
          <table:table-cell office:value-type="float" office:value="8328" table:style-name="ce18">
            <text:p>8,328</text:p>
          </table:table-cell>
          <table:table-cell office:value-type="float" office:value="4337" table:style-name="ce18">
            <text:p>4,337</text:p>
          </table:table-cell>
          <table:table-cell office:value-type="float" office:value="3991" table:style-name="ce18">
            <text:p>3,991</text:p>
          </table:table-cell>
          <table:table-cell office:value-type="float" office:value="5.7" table:style-name="ce19">
            <text:p>5.70</text:p>
          </table:table-cell>
          <table:table-cell office:value-type="float" office:value="12454" table:style-name="ce18">
            <text:p>12,454</text:p>
          </table:table-cell>
          <table:table-cell office:value-type="float" office:value="6490" table:style-name="ce18">
            <text:p>6,490</text:p>
          </table:table-cell>
          <table:table-cell office:value-type="float" office:value="5964" table:style-name="ce18">
            <text:p>5,964</text:p>
          </table:table-cell>
          <table:table-cell office:value-type="float" office:value="8.5299999999999994" table:style-name="ce19">
            <text:p>8.53</text:p>
          </table:table-cell>
          <table:table-cell office:value-type="float" office:value="13231" table:style-name="ce18">
            <text:p>13,231</text:p>
          </table:table-cell>
          <table:table-cell office:value-type="float" office:value="6898" table:style-name="ce18">
            <text:p>6,898</text:p>
          </table:table-cell>
          <table:table-cell office:value-type="float" office:value="6333" table:style-name="ce18">
            <text:p>6,333</text:p>
          </table:table-cell>
          <table:table-cell office:value-type="float" office:value="9.06" table:style-name="ce19">
            <text:p>9.06</text:p>
          </table:table-cell>
          <table:table-cell office:value-type="float" office:value="6428" table:style-name="ce18">
            <text:p>6,428</text:p>
          </table:table-cell>
          <table:table-cell office:value-type="float" office:value="3357" table:style-name="ce18">
            <text:p>3,357</text:p>
          </table:table-cell>
          <table:table-cell office:value-type="float" office:value="3071" table:style-name="ce18">
            <text:p>3,071</text:p>
          </table:table-cell>
          <table:table-cell office:value-type="float" office:value="4.4000000000000004" table:style-name="ce19">
            <text:p>4.40</text:p>
          </table:table-cell>
          <table:table-cell office:value-type="float" office:value="123147" table:style-name="ce18">
            <text:p>123,147</text:p>
          </table:table-cell>
          <table:table-cell office:value-type="float" office:value="62150" table:style-name="ce18">
            <text:p>62,150</text:p>
          </table:table-cell>
          <table:table-cell office:value-type="float" office:value="60997" table:style-name="ce18">
            <text:p>60,997</text:p>
          </table:table-cell>
          <table:table-cell office:value-type="float" office:value="84.36" table:style-name="ce19">
            <text:p>84.36</text:p>
          </table:table-cell>
          <table:table-cell office:value-type="float" office:value="16642" table:style-name="ce18">
            <text:p>16,642</text:p>
          </table:table-cell>
          <table:table-cell office:value-type="float" office:value="8045" table:style-name="ce18">
            <text:p>8,045</text:p>
          </table:table-cell>
          <table:table-cell office:value-type="float" office:value="8597" table:style-name="ce18">
            <text:p>8,597</text:p>
          </table:table-cell>
          <table:table-cell office:value-type="float" office:value="11.4" table:style-name="ce17">
            <text:p>11.40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3448" table:style-name="ce18">
            <text:p>133,448</text:p>
          </table:table-cell>
          <table:table-cell office:value-type="float" office:value="66791" table:style-name="ce18">
            <text:p>66,791</text:p>
          </table:table-cell>
          <table:table-cell office:value-type="float" office:value="66657" table:style-name="ce18">
            <text:p>66,657</text:p>
          </table:table-cell>
          <table:table-cell office:value-type="float" office:value="5986" table:style-name="ce18">
            <text:p>5,986</text:p>
          </table:table-cell>
          <table:table-cell office:value-type="float" office:value="3134" table:style-name="ce18">
            <text:p>3,134</text:p>
          </table:table-cell>
          <table:table-cell office:value-type="float" office:value="2852" table:style-name="ce18">
            <text:p>2,852</text:p>
          </table:table-cell>
          <table:table-cell office:value-type="float" office:value="4.49" table:style-name="ce19">
            <text:p>4.49</text:p>
          </table:table-cell>
          <table:table-cell office:value-type="float" office:value="7476" table:style-name="ce18">
            <text:p>7,476</text:p>
          </table:table-cell>
          <table:table-cell office:value-type="float" office:value="3905" table:style-name="ce18">
            <text:p>3,905</text:p>
          </table:table-cell>
          <table:table-cell office:value-type="float" office:value="3571" table:style-name="ce18">
            <text:p>3,571</text:p>
          </table:table-cell>
          <table:table-cell office:value-type="float" office:value="5.6" table:style-name="ce19">
            <text:p>5.60</text:p>
          </table:table-cell>
          <table:table-cell office:value-type="float" office:value="11158" table:style-name="ce18">
            <text:p>11,158</text:p>
          </table:table-cell>
          <table:table-cell office:value-type="float" office:value="5810" table:style-name="ce18">
            <text:p>5,810</text:p>
          </table:table-cell>
          <table:table-cell office:value-type="float" office:value="5348" table:style-name="ce18">
            <text:p>5,348</text:p>
          </table:table-cell>
          <table:table-cell office:value-type="float" office:value="8.36" table:style-name="ce19">
            <text:p>8.36</text:p>
          </table:table-cell>
          <table:table-cell office:value-type="float" office:value="11870" table:style-name="ce18">
            <text:p>11,870</text:p>
          </table:table-cell>
          <table:table-cell office:value-type="float" office:value="6174" table:style-name="ce18">
            <text:p>6,174</text:p>
          </table:table-cell>
          <table:table-cell office:value-type="float" office:value="5696" table:style-name="ce18">
            <text:p>5,696</text:p>
          </table:table-cell>
          <table:table-cell office:value-type="float" office:value="8.89" table:style-name="ce19">
            <text:p>8.89</text:p>
          </table:table-cell>
          <table:table-cell office:value-type="float" office:value="5765" table:style-name="ce18">
            <text:p>5,765</text:p>
          </table:table-cell>
          <table:table-cell office:value-type="float" office:value="2976" table:style-name="ce18">
            <text:p>2,976</text:p>
          </table:table-cell>
          <table:table-cell office:value-type="float" office:value="2789" table:style-name="ce18">
            <text:p>2,789</text:p>
          </table:table-cell>
          <table:table-cell office:value-type="float" office:value="4.32" table:style-name="ce19">
            <text:p>4.32</text:p>
          </table:table-cell>
          <table:table-cell office:value-type="float" office:value="112894" table:style-name="ce18">
            <text:p>112,894</text:p>
          </table:table-cell>
          <table:table-cell office:value-type="float" office:value="56223" table:style-name="ce18">
            <text:p>56,223</text:p>
          </table:table-cell>
          <table:table-cell office:value-type="float" office:value="56671" table:style-name="ce18">
            <text:p>56,671</text:p>
          </table:table-cell>
          <table:table-cell office:value-type="float" office:value="84.6" table:style-name="ce19">
            <text:p>84.60</text:p>
          </table:table-cell>
          <table:table-cell office:value-type="float" office:value="15382" table:style-name="ce18">
            <text:p>15,382</text:p>
          </table:table-cell>
          <table:table-cell office:value-type="float" office:value="7380" table:style-name="ce18">
            <text:p>7,380</text:p>
          </table:table-cell>
          <table:table-cell office:value-type="float" office:value="8002" table:style-name="ce18">
            <text:p>8,002</text:p>
          </table:table-cell>
          <table:table-cell office:value-type="float" office:value="11.53" table:style-name="ce17">
            <text:p>11.53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531" table:style-name="ce14">
            <text:p>12,531</text:p>
          </table:table-cell>
          <table:table-cell office:value-type="float" office:value="7157" table:style-name="ce14">
            <text:p>7,157</text:p>
          </table:table-cell>
          <table:table-cell office:value-type="float" office:value="5374" table:style-name="ce14">
            <text:p>5,374</text:p>
          </table:table-cell>
          <table:table-cell office:value-type="float" office:value="697" table:style-name="ce14">
            <text:p>697</text:p>
          </table:table-cell>
          <table:table-cell office:value-type="float" office:value="351" table:style-name="ce14">
            <text:p>351</text:p>
          </table:table-cell>
          <table:table-cell office:value-type="float" office:value="346" table:style-name="ce14">
            <text:p>346</text:p>
          </table:table-cell>
          <table:table-cell office:value-type="float" office:value="5.56" table:style-name="ce15">
            <text:p>5.56</text:p>
          </table:table-cell>
          <table:table-cell office:value-type="float" office:value="852" table:style-name="ce14">
            <text:p>852</text:p>
          </table:table-cell>
          <table:table-cell office:value-type="float" office:value="432" table:style-name="ce14">
            <text:p>432</text:p>
          </table:table-cell>
          <table:table-cell office:value-type="float" office:value="420" table:style-name="ce14">
            <text:p>420</text:p>
          </table:table-cell>
          <table:table-cell office:value-type="float" office:value="6.8" table:style-name="ce15">
            <text:p>6.80</text:p>
          </table:table-cell>
          <table:table-cell office:value-type="float" office:value="1296" table:style-name="ce14">
            <text:p>1,296</text:p>
          </table:table-cell>
          <table:table-cell office:value-type="float" office:value="680" table:style-name="ce14">
            <text:p>680</text:p>
          </table:table-cell>
          <table:table-cell office:value-type="float" office:value="616" table:style-name="ce14">
            <text:p>616</text:p>
          </table:table-cell>
          <table:table-cell office:value-type="float" office:value="10.34" table:style-name="ce15">
            <text:p>10.34</text:p>
          </table:table-cell>
          <table:table-cell office:value-type="float" office:value="1361" table:style-name="ce14">
            <text:p>1,361</text:p>
          </table:table-cell>
          <table:table-cell office:value-type="float" office:value="724" table:style-name="ce14">
            <text:p>724</text:p>
          </table:table-cell>
          <table:table-cell office:value-type="float" office:value="637" table:style-name="ce14">
            <text:p>637</text:p>
          </table:table-cell>
          <table:table-cell office:value-type="float" office:value="10.86" table:style-name="ce15">
            <text:p>10.86</text:p>
          </table:table-cell>
          <table:table-cell office:value-type="float" office:value="663" table:style-name="ce14">
            <text:p>663</text:p>
          </table:table-cell>
          <table:table-cell office:value-type="float" office:value="381" table:style-name="ce14">
            <text:p>381</text:p>
          </table:table-cell>
          <table:table-cell office:value-type="float" office:value="282" table:style-name="ce14">
            <text:p>282</text:p>
          </table:table-cell>
          <table:table-cell office:value-type="float" office:value="5.29" table:style-name="ce15">
            <text:p>5.29</text:p>
          </table:table-cell>
          <table:table-cell office:value-type="float" office:value="10253" table:style-name="ce14">
            <text:p>10,253</text:p>
          </table:table-cell>
          <table:table-cell office:value-type="float" office:value="5927" table:style-name="ce14">
            <text:p>5,927</text:p>
          </table:table-cell>
          <table:table-cell office:value-type="float" office:value="4326" table:style-name="ce14">
            <text:p>4,326</text:p>
          </table:table-cell>
          <table:table-cell office:value-type="float" office:value="81.819999999999993" table:style-name="ce15">
            <text:p>81.82</text:p>
          </table:table-cell>
          <table:table-cell office:value-type="float" office:value="1260" table:style-name="ce14">
            <text:p>1,260</text:p>
          </table:table-cell>
          <table:table-cell office:value-type="float" office:value="665" table:style-name="ce14">
            <text:p>665</text:p>
          </table:table-cell>
          <table:table-cell office:value-type="float" office:value="595" table:style-name="ce14">
            <text:p>595</text:p>
          </table:table-cell>
          <table:table-cell office:value-type="float" office:value="10.06" table:style-name="ce13">
            <text:p>10.06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8月3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速報-年齡結構-新(列印版)" table:style-name="ta2">
        <table:table-source xlink:href="file:///D:/0662/A.上網月報(含1科)/105年/10507/新表號04,05,速報3階段年齡-連結(公式)檔105.7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速報-年齡結構-新(貼值-上網版)" table:style-name="ta2">
        <table:table-source xlink:href="file:///D:/0662/A.上網月報(含1科)/105年/10507/新表號04,05,速報3階段年齡-連結(公式)檔105.7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04年齡結構-列印版" table:style-name="ta2">
        <table:table-source xlink:href="file:///D:/0662/A.上網月報(含1科)/105年/10507/新表號04,05,速報3階段年齡-連結(公式)檔105.7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上月速報年齡結構" table:style-name="ta2">
        <table:table-source xlink:href="file:///D:/0662/A.上網月報(含1科)/105年/10507/新表號04,05,速報3階段年齡-連結(公式)檔105.7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本月-上月速報年齡結構(增減)" table:style-name="ta2">
        <table:table-source xlink:href="file:///D:/0662/A.上網月報(含1科)/105年/10507/新表號04,05,速報3階段年齡-連結(公式)檔105.7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人口指標0-2,6" table:style-name="ta2">
        <table:table-source xlink:href="file:///D:/0662/A.上網月報(含1科)/105年/10507/新表號04,05,速報3階段年齡-連結(公式)檔105.7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年齡結構-另給司長-不用" table:style-name="ta2">
        <table:table-source xlink:href="file:///D:/0662/A.上網月報(含1科)/105年/10507/新表號04,05,速報3階段年齡-連結(公式)檔105.7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速報-3階段年齡結構-不用" table:style-name="ta2">
        <table:table-source xlink:href="file:///D:/0662/A.上網月報(含1科)/105年/10507/新表號04,05,速報3階段年齡-連結(公式)檔105.7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8-03T05:50:12Z</meta:creation-date>
    <dc:date>2016-12-09T01:59:33Z</dc:date>
  </office:meta>
</office:document-meta>
</file>